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61" style:family="paragraph" style:name="P48">
      <style:paragraph-properties/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497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498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graphic" style:name="gr3">
      <style:graphic-properties style:wrap="run-through" style:run-through="background" fo:margin-left="0.318cm" fo:margin-right="0.321cm" fo:margin-top="0cm" fo:margin-bottom="0.004998cm" style:horizontal-pos="center" style:horizontal-rel="page" style:vertical-pos="from-top" style:vertical-rel="page"/>
    </style:style>
    <style:style style:family="graphic" style:name="gr4">
      <style:graphic-properties draw:fill-color="#4472C4" draw:fill="solid" draw:stroke="none" style:wrap="run-through" style:run-through="background" fo:margin-left="0.318cm" fo:margin-right="0.321cm" fo:margin-top="0cm" fo:margin-bottom="0.004998cm" style:horizontal-pos="center" style:horizontal-rel="page" style:vertical-pos="from-top" style:vertical-rel="page"/>
    </style:style>
    <style:style style:family="graphic" style:name="gr5">
      <style:graphic-properties draw:fill="bitmap" draw:fill-image-name="FillImage1" style:repeat="stretch" draw:stroke="none" style:wrap="run-through" style:run-through="background" fo:margin-left="0.318cm" fo:margin-right="0.321cm" fo:margin-top="0cm" fo:margin-bottom="0.004998cm" style:horizontal-pos="center" style:horizontal-rel="page" style:vertical-pos="from-top" style:vertical-rel="page"/>
    </style:style>
    <style:style style:family="graphic" style:name="gr6">
      <style:graphic-properties draw:fill="none" draw:textarea-vertical-align="bottom" draw:auto-grow-height="false" draw:auto-grow-width="false" draw:stroke="none" style:wrap="parallel" fo:margin-left="0.318cm" fo:margin-right="0.318cm" fo:margin-top="0cm" fo:margin-bottom="0.018cm" style:horizontal-pos="center" style:horizontal-rel="page" style:vertical-pos="from-top" style:vertical-rel="page" fo:padding-top="4.252pt" fo:padding-bottom="4.252pt" fo:padding-left="4.252pt" fo:padding-right="4.252pt" fo:background-color="transparent"/>
    </style:style>
    <style:style style:family="paragraph" style:name="P49">
      <style:paragraph-properties fo:line-height="150%" fo:text-align="right" fo:margin-left="0cm" fo:margin-right="0cm" fo:text-indent="0cm"/>
      <style:text-properties/>
    </style:style>
    <style:style style:family="text" style:name="T499">
      <style:text-properties fo:text-transform="uppercase" fo:color="#4472c4" fo:font-family="Calibri" style:font-family-complex="Calibri" fo:font-size="32pt" style:font-size-complex="32pt" fo:language="gl" style:language-complex="ar" fo:country="ES" style:country-complex="SA" fo:font-style="normal"/>
    </style:style>
    <style:style style:family="paragraph" style:name="P50">
      <style:paragraph-properties fo:line-height="150%" fo:text-align="right" fo:margin-left="0cm" fo:margin-right="0cm" fo:text-indent="0cm"/>
      <style:text-properties/>
    </style:style>
    <style:style style:family="text" style:name="T500">
      <style:text-properties fo:text-transform="uppercase" fo:color="#4472c4" fo:font-family="Calibri" style:font-family-complex="Calibri" fo:font-size="28pt" style:font-size-complex="28pt" fo:language="gl" style:language-complex="ar" fo:country="ES" style:country-complex="SA" fo:font-style="italic"/>
    </style:style>
    <style:style style:family="paragraph" style:name="P51">
      <style:paragraph-properties fo:line-height="150%" fo:text-align="right" fo:margin-left="0cm" fo:margin-right="0cm" fo:text-indent="0cm" fo:margin-top="12pt" fo:margin-bottom="6pt"/>
      <style:text-properties/>
    </style:style>
    <style:style style:family="text" style:name="T501">
      <style:text-properties fo:text-transform="uppercase" fo:color="#4472c4" fo:font-family="Liberation Sans" style:font-family-complex="Liberation Sans" fo:font-size="22pt" style:font-size-complex="22pt" fo:language="gl" style:language-complex="ar" fo:country="ES" style:country-complex="SA" fo:font-style="italic"/>
    </style:style>
    <style:style style:family="text" style:name="T502">
      <style:text-properties fo:text-transform="uppercase" fo:color="#4472c4" fo:font-family="Liberation Sans" style:font-family-complex="Liberation Sans" fo:font-size="22pt" style:font-size-complex="22pt" fo:language="es" fo:country="ES" fo:font-style="italic"/>
    </style:style>
    <style:style style:family="paragraph" style:name="P52">
      <style:paragraph-properties fo:line-height="150%" fo:text-align="right" fo:margin-left="0cm" fo:margin-right="0cm" fo:text-indent="0cm"/>
      <style:text-properties/>
    </style:style>
    <style:style style:family="text" style:name="T503">
      <style:text-properties fo:color="#404040" fo:font-family="Calibri" style:font-family-complex="Calibri" fo:font-size="18pt" style:font-size-complex="18pt" fo:language="gl" style:language-complex="ar" fo:country="ES" style:country-complex="SA" fo:font-style="normal"/>
    </style:style>
    <style:style style:family="text" style:name="T504">
      <style:text-properties fo:color="#404040" fo:font-family="Calibri" style:font-family-complex="Calibri" fo:font-size="18pt" style:font-size-complex="18pt" fo:language="es" fo:country="ES" fo:font-style="normal"/>
    </style:style>
    <style:style style:family="paragraph" style:name="P53">
      <style:paragraph-properties fo:line-height="150%" fo:text-align="right" fo:margin-left="0cm" fo:margin-right="0cm" fo:text-indent="0cm"/>
      <style:text-properties/>
    </style:style>
    <style:style style:family="text" style:name="T505">
      <style:text-properties fo:font-variant="small-caps" fo:color="#404040" fo:font-family="Calibri" style:font-family-complex="Calibri" fo:font-size="18pt" style:font-size-complex="18pt" fo:language="es" fo:country="ES" fo:font-style="normal"/>
    </style:style>
    <style:style style:family="text" style:name="T506">
      <style:text-properties fo:font-variant="small-caps" fo:color="#404040" fo:font-family="Calibri" style:font-family-complex="Calibri" fo:font-size="18pt" style:font-size-complex="18pt" fo:language="gl" style:language-complex="ar" fo:country="ES" style:country-complex="SA" fo:font-style="normal"/>
    </style:style>
    <style:style style:family="graphic" style:name="gr7">
      <style:graphic-properties draw:fill="none" draw:textarea-vertical-align="bottom" draw:auto-grow-height="false" draw:auto-grow-width="false" draw:stroke="none" style:wrap="parallel" fo:margin-left="0.318cm" fo:margin-right="0.318cm" fo:margin-top="0cm" fo:margin-bottom="0.023cm" style:horizontal-pos="center" style:horizontal-rel="page" style:vertical-pos="from-top" style:vertical-rel="page" fo:padding-top="4.252pt" fo:padding-bottom="4.252pt" fo:padding-left="4.252pt" fo:padding-right="4.252pt" fo:background-color="transparent"/>
    </style:style>
    <style:style style:family="paragraph" style:name="P54">
      <style:paragraph-properties fo:line-height="100%" fo:text-align="right"/>
      <style:text-properties/>
    </style:style>
    <style:style style:family="text" style:name="T507">
      <style:text-properties fo:color="#595959" fo:font-family="Calibri" style:font-family-complex="Calibri" fo:font-size="14pt" style:font-size-complex="14pt" fo:language="es" style:language-complex="ar" fo:country="ES" style:country-complex="SA"/>
    </style:style>
    <style:style style:family="paragraph" style:name="P55">
      <style:paragraph-properties fo:line-height="100%" fo:text-align="right"/>
      <style:text-properties/>
    </style:style>
    <style:style style:family="text" style:name="T508">
      <style:text-properties fo:color="#595959" fo:font-family="Calibri" style:font-family-complex="Calibri" fo:font-size="9pt" style:font-size-complex="9pt" fo:language="gl" style:language-complex="ar" fo:country="ES" style:country-complex="SA"/>
    </style:style>
    <style:style style:family="paragraph" style:name="P56">
      <style:paragraph-properties fo:line-height="100%" fo:text-align="right"/>
      <style:text-properties/>
    </style:style>
    <style:style style:family="text" style:name="T509">
      <style:text-properties fo:color="#595959" fo:font-family="Calibri" style:font-family-complex="Calibri" fo:font-size="9pt" style:font-size-complex="9pt" fo:language="gl" style:language-complex="ar" fo:country="ES" style:country-complex="SA"/>
    </style:style>
    <style:style style:family="text" style:name="T510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1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2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3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4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parent-style-name="761" style:family="paragraph" style:name="P57">
      <style:paragraph-properties/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5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6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text" style:name="T517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parent-style-name="801" style:list-style-name="WWNum2" style:family="paragraph" style:name="P58">
      <style:paragraph-properties fo:break-before="page"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18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19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20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21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801" style:family="paragraph" style:name="P59">
      <style:paragraph-properties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22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23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24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801" style:family="paragraph" style:name="P60">
      <style:paragraph-properties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25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26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27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801" style:family="paragraph" style:name="P61">
      <style:paragraph-properties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28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29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0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801" style:family="paragraph" style:name="P62">
      <style:paragraph-properties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31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2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3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801" style:family="paragraph" style:name="P63">
      <style:paragraph-properties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34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5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6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801" style:family="paragraph" style:name="P64">
      <style:paragraph-properties/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family="text" style:name="T537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8">
      <style:text-properties fo:font-variant="normal" fo:text-transform="none" fo:color="#2f5496" fo:font-family="Calibri Light" style:font-family-complex="Calibri Light" fo:font-size="16pt" style:font-size-complex="16pt" fo:language="es" style:language-complex="ar" fo:country="ES" style:country-complex="SA" fo:font-style="normal" style:text-underline-type="none" style:text-underline-width="auto" fo:font-weight="normal"/>
    </style:style>
    <style:style style:family="text" style:name="T539">
      <style:text-properties fo:font-variant="normal" fo:text-transform="none" fo:color="#2f5496" fo:font-family="Calibri Light" style:font-family-complex="Calibri Light" fo:font-size="16pt" style:font-size-complex="16pt" fo:language="gl" style:language-complex="ar" fo:country="ES" style:country-complex="SA" fo:font-style="normal" style:text-underline-type="none" style:text-underline-width="auto" fo:font-weight="normal"/>
    </style:style>
    <style:style style:parent-style-name="791" style:family="paragraph" style:name="P65">
      <style:paragraph-properties fo:break-before="page"/>
      <style:text-properties fo:text-transform="uppercase" fo:color="#3465a4" fo:font-family="Calibri" style:font-family-complex="Calibri" fo:font-size="16pt" style:font-size-complex="16pt" fo:language="gl" style:language-complex="ar" fo:country="ES" style:country-complex="SA" fo:font-style="normal" style:text-underline-type="none" style:text-underline-width="auto" fo:font-weight="bold"/>
    </style:style>
    <style:style style:family="text" style:name="T540">
      <style:text-properties fo:language="gl" style:language-complex="ar" fo:country="ES" style:country-complex="SA"/>
    </style:style>
    <style:style style:family="text" style:name="T541">
      <style:text-properties fo:language="es" fo:country="ES"/>
    </style:style>
    <style:style style:family="text" style:name="T542">
      <style:text-properties fo:language="es" fo:country="ES"/>
    </style:style>
    <style:style style:family="text" style:name="T543">
      <style:text-properties fo:language="es" fo:country="ES"/>
    </style:style>
    <style:style style:family="text" style:name="T544">
      <style:text-properties fo:language="es" style:language-complex="es" fo:country="ES" style:country-complex="ES"/>
    </style:style>
    <style:style style:family="text" style:name="T545">
      <style:text-properties fo:language="es" style:language-complex="es" fo:country="ES" style:country-complex="ES"/>
    </style:style>
    <style:style style:family="text" style:name="T546">
      <style:text-properties fo:language="es" fo:country="ES"/>
    </style:style>
    <style:style style:family="text" style:name="T547">
      <style:text-properties fo:language="es" fo:country="ES"/>
    </style:style>
  </office:automatic-styles>
  <office:body>
    <office:text text:use-soft-page-breaks="true">
      <text:p text:style-name="P48"><text:span text:style-name="T497"/><text:span text:style-name="T498"/><draw:g draw:name="Grupo 149" draw:style-name="gr3" draw:z-index="6"><draw:custom-shape draw:name="Grupo 149" draw:style-name="gr4" svg:width="20.32cm" svg:height="3.139cm" svg:x="0cm" svg:y="0cm"><draw:enhanced-geometry svg:viewBox="0 0 7312660 1129665" draw:type="ooxml-non-primitive" drawooo:sub-view-size="7312660 1129665" draw:text-areas="0 0 logwidth logheight" draw:enhanced-path="M 0 0 L 7312660 0 7312660 1129665 3619500 733425 0 1091565 0 0 Z N "><draw:equation draw:name="f0.1.1" draw:formula="logwidth*25/48"/><draw:equation draw:name="f0.1" draw:formula="?f0.1.1*25/48"/><draw:equation draw:name="f0" draw:formula="?f0.1*25/48"/><draw:equation draw:name="f1" draw:formula="0*?f1.1/7312660"/><draw:equation draw:name="f2.1.1" draw:formula="logheight*25/48"/><draw:equation draw:name="f2.1" draw:formula="?f2.1.1*25/48"/><draw:equation draw:name="f2" draw:formula="?f2.1*25/48"/><draw:equation draw:name="f3" draw:formula="0*?f3.1/1215390"/><draw:equation draw:name="f4.1.1" draw:formula="logwidth*25/48"/><draw:equation draw:name="f4.1" draw:formula="?f4.1.1*25/48"/><draw:equation draw:name="f4" draw:formula="?f4.1*25/48"/><draw:equation draw:name="f5" draw:formula="7312660*?f5.1/7312660"/><draw:equation draw:name="f6.1.1" draw:formula="logheight*25/48"/><draw:equation draw:name="f6.1" draw:formula="?f6.1.1*25/48"/><draw:equation draw:name="f6" draw:formula="?f6.1*25/48"/><draw:equation draw:name="f7" draw:formula="0*?f7.1/1215390"/><draw:equation draw:name="f8.1.1" draw:formula="logwidth*25/48"/><draw:equation draw:name="f8.1" draw:formula="?f8.1.1*25/48"/><draw:equation draw:name="f8" draw:formula="?f8.1*25/48"/><draw:equation draw:name="f9" draw:formula="7312660*?f9.1/7312660"/><draw:equation draw:name="f10.1.1" draw:formula="logheight*25/48"/><draw:equation draw:name="f10.1" draw:formula="?f10.1.1*25/48"/><draw:equation draw:name="f10" draw:formula="?f10.1*25/48"/><draw:equation draw:name="f11" draw:formula="1215390*?f11.1/1215390"/><draw:equation draw:name="f12.1.1" draw:formula="logwidth*25/48"/><draw:equation draw:name="f12.1" draw:formula="?f12.1.1*25/48"/><draw:equation draw:name="f12" draw:formula="?f12.1*25/48"/><draw:equation draw:name="f13" draw:formula="0*?f13.1/7312660"/><draw:equation draw:name="f14.1.1" draw:formula="logheight*25/48"/><draw:equation draw:name="f14.1" draw:formula="?f14.1.1*25/48"/><draw:equation draw:name="f14" draw:formula="?f14.1*25/48"/><draw:equation draw:name="f15" draw:formula="1215390*?f15.1/1215390"/><draw:equation draw:name="f16.1.1" draw:formula="logwidth*25/48"/><draw:equation draw:name="f16.1" draw:formula="?f16.1.1*25/48"/><draw:equation draw:name="f16" draw:formula="?f16.1*25/48"/><draw:equation draw:name="f17" draw:formula="0*?f17.1/7312660"/><draw:equation draw:name="f18.1.1" draw:formula="logheight*25/48"/><draw:equation draw:name="f18.1" draw:formula="?f18.1.1*25/48"/><draw:equation draw:name="f18" draw:formula="?f18.1*25/48"/><draw:equation draw:name="f19" draw:formula="0*?f19.1/1215390"/><draw:equation draw:name="f20.1.1" draw:formula="logwidth*25/48"/><draw:equation draw:name="f20.1" draw:formula="?f20.1.1*25/48"/><draw:equation draw:name="f20" draw:formula="?f20.1*25/48"/><draw:equation draw:name="f21" draw:formula="0*?f21.1/7312660"/><draw:equation draw:name="f22.1.1" draw:formula="logheight*25/48"/><draw:equation draw:name="f22.1" draw:formula="?f22.1.1*25/48"/><draw:equation draw:name="f22" draw:formula="?f22.1*25/48"/><draw:equation draw:name="f23" draw:formula="0*?f23.1/1215390"/><draw:equation draw:name="f24.1.1" draw:formula="logwidth*25/48"/><draw:equation draw:name="f24.1" draw:formula="?f24.1.1*25/48"/><draw:equation draw:name="f24" draw:formula="?f24.1*25/48"/><draw:equation draw:name="f25" draw:formula="7312660*?f25.1/7312660"/><draw:equation draw:name="f26.1.1" draw:formula="logheight*25/48"/><draw:equation draw:name="f26.1" draw:formula="?f26.1.1*25/48"/><draw:equation draw:name="f26" draw:formula="?f26.1*25/48"/><draw:equation draw:name="f27" draw:formula="0*?f27.1/1215390"/><draw:equation draw:name="f28.1.1" draw:formula="logwidth*25/48"/><draw:equation draw:name="f28.1" draw:formula="?f28.1.1*25/48"/><draw:equation draw:name="f28" draw:formula="?f28.1*25/48"/><draw:equation draw:name="f29" draw:formula="7312660*?f29.1/7312660"/><draw:equation draw:name="f30.1.1" draw:formula="logheight*25/48"/><draw:equation draw:name="f30.1" draw:formula="?f30.1.1*25/48"/><draw:equation draw:name="f30" draw:formula="?f30.1*25/48"/><draw:equation draw:name="f31" draw:formula="1215390*?f31.1/1215390"/><draw:equation draw:name="f32.1.1" draw:formula="logwidth*25/48"/><draw:equation draw:name="f32.1" draw:formula="?f32.1.1*25/48"/><draw:equation draw:name="f32" draw:formula="?f32.1*25/48"/><draw:equation draw:name="f33" draw:formula="3667125*?f33.1/7312660"/><draw:equation draw:name="f34.1.1" draw:formula="logheight*25/48"/><draw:equation draw:name="f34.1" draw:formula="?f34.1.1*25/48"/><draw:equation draw:name="f34" draw:formula="?f34.1*25/48"/><draw:equation draw:name="f35" draw:formula="1209675*?f35.1/1215390"/><draw:equation draw:name="f36.1.1" draw:formula="logwidth*25/48"/><draw:equation draw:name="f36.1" draw:formula="?f36.1.1*25/48"/><draw:equation draw:name="f36" draw:formula="?f36.1*25/48"/><draw:equation draw:name="f37" draw:formula="0*?f37.1/7312660"/><draw:equation draw:name="f38.1.1" draw:formula="logheight*25/48"/><draw:equation draw:name="f38.1" draw:formula="?f38.1.1*25/48"/><draw:equation draw:name="f38" draw:formula="?f38.1*25/48"/><draw:equation draw:name="f39" draw:formula="1215390*?f39.1/1215390"/><draw:equation draw:name="f40.1.1" draw:formula="logwidth*25/48"/><draw:equation draw:name="f40.1" draw:formula="?f40.1.1*25/48"/><draw:equation draw:name="f40" draw:formula="?f40.1*25/48"/><draw:equation draw:name="f41" draw:formula="0*?f41.1/7312660"/><draw:equation draw:name="f42.1.1" draw:formula="logheight*25/48"/><draw:equation draw:name="f42.1" draw:formula="?f42.1.1*25/48"/><draw:equation draw:name="f42" draw:formula="?f42.1*25/48"/><draw:equation draw:name="f43" draw:formula="0*?f43.1/1215390"/><draw:equation draw:name="f44.1.1" draw:formula="logwidth*25/48"/><draw:equation draw:name="f44.1" draw:formula="?f44.1.1*25/48"/><draw:equation draw:name="f44" draw:formula="?f44.1*25/48"/><draw:equation draw:name="f45" draw:formula="0*?f45.1/7312660"/><draw:equation draw:name="f46.1.1" draw:formula="logheight*25/48"/><draw:equation draw:name="f46.1" draw:formula="?f46.1.1*25/48"/><draw:equation draw:name="f46" draw:formula="?f46.1*25/48"/><draw:equation draw:name="f47" draw:formula="0*?f47.1/1215390"/><draw:equation draw:name="f48.1.1" draw:formula="logwidth*25/48"/><draw:equation draw:name="f48.1" draw:formula="?f48.1.1*25/48"/><draw:equation draw:name="f48" draw:formula="?f48.1*25/48"/><draw:equation draw:name="f49" draw:formula="7312660*?f49.1/7312660"/><draw:equation draw:name="f50.1.1" draw:formula="logheight*25/48"/><draw:equation draw:name="f50.1" draw:formula="?f50.1.1*25/48"/><draw:equation draw:name="f50" draw:formula="?f50.1*25/48"/><draw:equation draw:name="f51" draw:formula="0*?f51.1/1215390"/><draw:equation draw:name="f52.1.1" draw:formula="logwidth*25/48"/><draw:equation draw:name="f52.1" draw:formula="?f52.1.1*25/48"/><draw:equation draw:name="f52" draw:formula="?f52.1*25/48"/><draw:equation draw:name="f53" draw:formula="7312660*?f53.1/7312660"/><draw:equation draw:name="f54.1.1" draw:formula="logheight*25/48"/><draw:equation draw:name="f54.1" draw:formula="?f54.1.1*25/48"/><draw:equation draw:name="f54" draw:formula="?f54.1*25/48"/><draw:equation draw:name="f55" draw:formula="1215390*?f55.1/1215390"/><draw:equation draw:name="f56.1.1" draw:formula="logwidth*25/48"/><draw:equation draw:name="f56.1" draw:formula="?f56.1.1*25/48"/><draw:equation draw:name="f56" draw:formula="?f56.1*25/48"/><draw:equation draw:name="f57" draw:formula="3619500*?f57.1/7312660"/><draw:equation draw:name="f58.1.1" draw:formula="logheight*25/48"/><draw:equation draw:name="f58.1" draw:formula="?f58.1.1*25/48"/><draw:equation draw:name="f58" draw:formula="?f58.1*25/48"/><draw:equation draw:name="f59" draw:formula="733425*?f59.1/1215390"/><draw:equation draw:name="f60.1.1" draw:formula="logwidth*25/48"/><draw:equation draw:name="f60.1" draw:formula="?f60.1.1*25/48"/><draw:equation draw:name="f60" draw:formula="?f60.1*25/48"/><draw:equation draw:name="f61" draw:formula="0*?f61.1/7312660"/><draw:equation draw:name="f62.1.1" draw:formula="logheight*25/48"/><draw:equation draw:name="f62.1" draw:formula="?f62.1.1*25/48"/><draw:equation draw:name="f62" draw:formula="?f62.1*25/48"/><draw:equation draw:name="f63" draw:formula="1215390*?f63.1/1215390"/><draw:equation draw:name="f64.1.1" draw:formula="logwidth*25/48"/><draw:equation draw:name="f64.1" draw:formula="?f64.1.1*25/48"/><draw:equation draw:name="f64" draw:formula="?f64.1*25/48"/><draw:equation draw:name="f65" draw:formula="0*?f65.1/7312660"/><draw:equation draw:name="f66.1.1" draw:formula="logheight*25/48"/><draw:equation draw:name="f66.1" draw:formula="?f66.1.1*25/48"/><draw:equation draw:name="f66" draw:formula="?f66.1*25/48"/><draw:equation draw:name="f67" draw:formula="0*?f67.1/1215390"/><draw:equation draw:name="f68.1.1" draw:formula="logwidth*25/48"/><draw:equation draw:name="f68.1" draw:formula="?f68.1.1*25/48"/><draw:equation draw:name="f68" draw:formula="?f68.1*25/48"/><draw:equation draw:name="f69" draw:formula="0*?f69.1/7312660"/><draw:equation draw:name="f70.1.1" draw:formula="logheight*25/48"/><draw:equation draw:name="f70.1" draw:formula="?f70.1.1*25/48"/><draw:equation draw:name="f70" draw:formula="?f70.1*25/48"/><draw:equation draw:name="f71" draw:formula="0*?f71.1/1215390"/><draw:equation draw:name="f72.1.1" draw:formula="logwidth*25/48"/><draw:equation draw:name="f72.1" draw:formula="?f72.1.1*25/48"/><draw:equation draw:name="f72" draw:formula="?f72.1*25/48"/><draw:equation draw:name="f73" draw:formula="7312660*?f73.1/7312660"/><draw:equation draw:name="f74.1.1" draw:formula="logheight*25/48"/><draw:equation draw:name="f74.1" draw:formula="?f74.1.1*25/48"/><draw:equation draw:name="f74" draw:formula="?f74.1*25/48"/><draw:equation draw:name="f75" draw:formula="0*?f75.1/1215390"/><draw:equation draw:name="f76.1.1" draw:formula="logwidth*25/48"/><draw:equation draw:name="f76.1" draw:formula="?f76.1.1*25/48"/><draw:equation draw:name="f76" draw:formula="?f76.1*25/48"/><draw:equation draw:name="f77" draw:formula="7312660*?f77.1/7312660"/><draw:equation draw:name="f78.1.1" draw:formula="logheight*25/48"/><draw:equation draw:name="f78.1" draw:formula="?f78.1.1*25/48"/><draw:equation draw:name="f78" draw:formula="?f78.1*25/48"/><draw:equation draw:name="f79" draw:formula="1129665*?f79.1/1215390"/><draw:equation draw:name="f80.1.1" draw:formula="logwidth*25/48"/><draw:equation draw:name="f80.1" draw:formula="?f80.1.1*25/48"/><draw:equation draw:name="f80" draw:formula="?f80.1*25/48"/><draw:equation draw:name="f81" draw:formula="3619500*?f81.1/7312660"/><draw:equation draw:name="f82.1.1" draw:formula="logheight*25/48"/><draw:equation draw:name="f82.1" draw:formula="?f82.1.1*25/48"/><draw:equation draw:name="f82" draw:formula="?f82.1*25/48"/><draw:equation draw:name="f83" draw:formula="733425*?f83.1/1215390"/><draw:equation draw:name="f84.1.1" draw:formula="logwidth*25/48"/><draw:equation draw:name="f84.1" draw:formula="?f84.1.1*25/48"/><draw:equation draw:name="f84" draw:formula="?f84.1*25/48"/><draw:equation draw:name="f85" draw:formula="0*?f85.1/7312660"/><draw:equation draw:name="f86.1.1" draw:formula="logheight*25/48"/><draw:equation draw:name="f86.1" draw:formula="?f86.1.1*25/48"/><draw:equation draw:name="f86" draw:formula="?f86.1*25/48"/><draw:equation draw:name="f87" draw:formula="1215390*?f87.1/1215390"/><draw:equation draw:name="f88.1.1" draw:formula="logwidth*25/48"/><draw:equation draw:name="f88.1" draw:formula="?f88.1.1*25/48"/><draw:equation draw:name="f88" draw:formula="?f88.1*25/48"/><draw:equation draw:name="f89" draw:formula="0*?f89.1/7312660"/><draw:equation draw:name="f90.1.1" draw:formula="logheight*25/48"/><draw:equation draw:name="f90.1" draw:formula="?f90.1.1*25/48"/><draw:equation draw:name="f90" draw:formula="?f90.1*25/48"/><draw:equation draw:name="f91" draw:formula="0*?f91.1/1215390"/><draw:equation draw:name="f92.1.1" draw:formula="logwidth*25/48"/><draw:equation draw:name="f92.1" draw:formula="?f92.1.1*25/48"/><draw:equation draw:name="f92" draw:formula="?f92.1*25/48"/><draw:equation draw:name="f93" draw:formula="9525*?f93.1/7322185"/><draw:equation draw:name="f94.1.1" draw:formula="logheight*25/48"/><draw:equation draw:name="f94.1" draw:formula="?f94.1.1*25/48"/><draw:equation draw:name="f94" draw:formula="?f94.1*25/48"/><draw:equation draw:name="f95" draw:formula="0*?f95.1/1129665"/><draw:equation draw:name="f96.1.1" draw:formula="logwidth*25/48"/><draw:equation draw:name="f96.1" draw:formula="?f96.1.1*25/48"/><draw:equation draw:name="f96" draw:formula="?f96.1*25/48"/><draw:equation draw:name="f97" draw:formula="7322185*?f97.1/7322185"/><draw:equation draw:name="f98.1.1" draw:formula="logheight*25/48"/><draw:equation draw:name="f98.1" draw:formula="?f98.1.1*25/48"/><draw:equation draw:name="f98" draw:formula="?f98.1*25/48"/><draw:equation draw:name="f99" draw:formula="0*?f99.1/1129665"/><draw:equation draw:name="f100.1.1" draw:formula="logwidth*25/48"/><draw:equation draw:name="f100.1" draw:formula="?f100.1.1*25/48"/><draw:equation draw:name="f100" draw:formula="?f100.1*25/48"/><draw:equation draw:name="f101" draw:formula="7322185*?f101.1/7322185"/><draw:equation draw:name="f102.1.1" draw:formula="logheight*25/48"/><draw:equation draw:name="f102.1" draw:formula="?f102.1.1*25/48"/><draw:equation draw:name="f102" draw:formula="?f102.1*25/48"/><draw:equation draw:name="f103" draw:formula="1129665*?f103.1/1129665"/><draw:equation draw:name="f104.1.1" draw:formula="logwidth*25/48"/><draw:equation draw:name="f104.1" draw:formula="?f104.1.1*25/48"/><draw:equation draw:name="f104" draw:formula="?f104.1*25/48"/><draw:equation draw:name="f105" draw:formula="3629025*?f105.1/7322185"/><draw:equation draw:name="f106.1.1" draw:formula="logheight*25/48"/><draw:equation draw:name="f106.1" draw:formula="?f106.1.1*25/48"/><draw:equation draw:name="f106" draw:formula="?f106.1*25/48"/><draw:equation draw:name="f107" draw:formula="733425*?f107.1/1129665"/><draw:equation draw:name="f108.1.1" draw:formula="logwidth*25/48"/><draw:equation draw:name="f108.1" draw:formula="?f108.1.1*25/48"/><draw:equation draw:name="f108" draw:formula="?f108.1*25/48"/><draw:equation draw:name="f109" draw:formula="0*?f109.1/7322185"/><draw:equation draw:name="f110.1.1" draw:formula="logheight*25/48"/><draw:equation draw:name="f110.1" draw:formula="?f110.1.1*25/48"/><draw:equation draw:name="f110" draw:formula="?f110.1*25/48"/><draw:equation draw:name="f111" draw:formula="1091565*?f111.1/1129665"/><draw:equation draw:name="f112.1.1" draw:formula="logwidth*25/48"/><draw:equation draw:name="f112.1" draw:formula="?f112.1.1*25/48"/><draw:equation draw:name="f112" draw:formula="?f112.1*25/48"/><draw:equation draw:name="f113" draw:formula="9525*?f113.1/7322185"/><draw:equation draw:name="f114.1.1" draw:formula="logheight*25/48"/><draw:equation draw:name="f114.1" draw:formula="?f114.1.1*25/48"/><draw:equation draw:name="f114" draw:formula="?f114.1*25/48"/><draw:equation draw:name="f115" draw:formula="0*?f115.1/1129665"/><draw:equation draw:name="f116.1.1" draw:formula="logwidth*25/48"/><draw:equation draw:name="f116.1" draw:formula="?f116.1.1*25/48"/><draw:equation draw:name="f116" draw:formula="?f116.1*25/48"/><draw:equation draw:name="f117" draw:formula="0*?f117.1/7312660"/><draw:equation draw:name="f118.1.1" draw:formula="logheight*25/48"/><draw:equation draw:name="f118.1" draw:formula="?f118.1.1*25/48"/><draw:equation draw:name="f118" draw:formula="?f118.1*25/48"/><draw:equation draw:name="f119" draw:formula="0*?f119.1/1129665"/><draw:equation draw:name="f120.1.1" draw:formula="logwidth*25/48"/><draw:equation draw:name="f120.1" draw:formula="?f120.1.1*25/48"/><draw:equation draw:name="f120" draw:formula="?f120.1*25/48"/><draw:equation draw:name="f121" draw:formula="7312660*?f121.1/7312660"/><draw:equation draw:name="f122.1.1" draw:formula="logheight*25/48"/><draw:equation draw:name="f122.1" draw:formula="?f122.1.1*25/48"/><draw:equation draw:name="f122" draw:formula="?f122.1*25/48"/><draw:equation draw:name="f123" draw:formula="0*?f123.1/1129665"/><draw:equation draw:name="f124.1.1" draw:formula="logwidth*25/48"/><draw:equation draw:name="f124.1" draw:formula="?f124.1.1*25/48"/><draw:equation draw:name="f124" draw:formula="?f124.1*25/48"/><draw:equation draw:name="f125" draw:formula="7312660*?f125.1/7312660"/><draw:equation draw:name="f126.1.1" draw:formula="logheight*25/48"/><draw:equation draw:name="f126.1" draw:formula="?f126.1.1*25/48"/><draw:equation draw:name="f126" draw:formula="?f126.1*25/48"/><draw:equation draw:name="f127" draw:formula="1129665*?f127.1/1129665"/><draw:equation draw:name="f128.1.1" draw:formula="logwidth*25/48"/><draw:equation draw:name="f128.1" draw:formula="?f128.1.1*25/48"/><draw:equation draw:name="f128" draw:formula="?f128.1*25/48"/><draw:equation draw:name="f129" draw:formula="3619500*?f129.1/7312660"/><draw:equation draw:name="f130.1.1" draw:formula="logheight*25/48"/><draw:equation draw:name="f130.1" draw:formula="?f130.1.1*25/48"/><draw:equation draw:name="f130" draw:formula="?f130.1*25/48"/><draw:equation draw:name="f131" draw:formula="733425*?f131.1/1129665"/><draw:equation draw:name="f132.1.1" draw:formula="logwidth*25/48"/><draw:equation draw:name="f132.1" draw:formula="?f132.1.1*25/48"/><draw:equation draw:name="f132" draw:formula="?f132.1*25/48"/><draw:equation draw:name="f133" draw:formula="0*?f133.1/7312660"/><draw:equation draw:name="f134.1.1" draw:formula="logheight*25/48"/><draw:equation draw:name="f134.1" draw:formula="?f134.1.1*25/48"/><draw:equation draw:name="f134" draw:formula="?f134.1*25/48"/><draw:equation draw:name="f135" draw:formula="1091565*?f135.1/1129665"/><draw:equation draw:name="f136.1.1" draw:formula="logwidth*25/48"/><draw:equation draw:name="f136.1" draw:formula="?f136.1.1*25/48"/><draw:equation draw:name="f136" draw:formula="?f136.1*25/48"/><draw:equation draw:name="f137" draw:formula="0*?f137.1/7312660"/><draw:equation draw:name="f138.1.1" draw:formula="logheight*25/48"/><draw:equation draw:name="f138.1" draw:formula="?f138.1.1*25/48"/><draw:equation draw:name="f138" draw:formula="?f138.1*25/48"/><draw:equation draw:name="f139" draw:formula="0*?f139.1/1129665"/><draw:equation draw:name="f140.1.1" draw:formula="logwidth*25/48"/><draw:equation draw:name="f140.1" draw:formula="?f140.1.1*25/48"/><draw:equation draw:name="f140" draw:formula="?f140.1*25/48"/><draw:equation draw:name="f141.1.1" draw:formula="logheight*25/48"/><draw:equation draw:name="f141.1" draw:formula="?f141.1.1*25/48"/><draw:equation draw:name="f141" draw:formula="?f141.1*25/48"/></draw:enhanced-geometry></draw:custom-shape><draw:rect draw:style-name="gr5" svg:width="20.32cm" svg:height="3.377cm" svg:x="0cm" svg:y="0cm"/></draw:g><text:span/><draw:frame draw:name="Cuadro de texto 154" draw:style-name="gr6" draw:z-index="8" svg:width="20.2cm" svg:height="10.87cm" svg:x="0cm" svg:y="8.909cm"><draw:text-box fo:min-height="10.87cm"><text:p text:style-name="P49"><text:span text:style-name="T499">IDEs: </text:span><text:span/></text:p><text:p text:style-name="P50"><text:span text:style-name="T500">Instalación.</text:span><text:span/></text:p><text:p text:style-name="P51"><text:span text:style-name="T501">Práctica: </text:span><text:span text:style-name="T502">1</text:span><text:span/></text:p><text:p text:style-name="P52"><text:span text:style-name="T503">Unidad Didáctica </text:span><text:span text:style-name="T504">3</text:span><text:span/></text:p><text:p text:style-name="P53"><text:span text:style-name="T505">SISTEMAS INFORMÁTICOS</text:span><text:span text:style-name="T506">.</text:span><text:span/></text:p></draw:text-box></draw:frame><text:span/><draw:frame draw:name="Cuadro de texto 152" draw:style-name="gr7" draw:z-index="7" svg:width="20.2cm" svg:height="2.715cm" svg:x="0cm" svg:y="24.29cm"><draw:text-box fo:min-height="2.715cm"><text:p text:style-name="P54"><text:span text:style-name="T507">Brian Artur Faro</text:span><text:span/></text:p><text:p text:style-name="P55"><text:span text:style-name="T508">1ºDAW</text:span><text:span/></text:p><text:p text:style-name="P56"><text:span text:style-name="T509">CIFP Rodolfo Ucha Piñeiro</text:span><text:span/></text:p></draw:text-box></draw:frame><text:bookmark-start text:name="yui_3_17_2_1_1604747880489_123"/><text:span text:style-name="T510"/><text:bookmark-end text:name="yui_3_17_2_1_1604747880489_123"/><text:span text:style-name="T511"/><text:bookmark-start text:name="__RefHeading___Toc1560_931924098"/><text:span text:style-name="T512"/><text:bookmark-end text:name="__RefHeading___Toc1560_931924098"/><text:span text:style-name="T513"/><text:span text:style-name="T514"/></text:p>
      <text:p text:style-name="P57"><text:span text:style-name="T515"/><text:span text:style-name="T516"/><text:span text:style-name="T517"/></text:p>
      <text:list text:style-name="WWNum2" text:continue-numbering="true">
        <text:list-item>
          <text:p text:style-name="P58"><text:span text:style-name="T518"/><text:span text:style-name="T519">Índice</text:span><text:span text:style-name="T520"/><text:span text:style-name="T521"/></text:p>
        </text:list-item>
      </text:list>
      <text:p text:style-name="P59"><text:span text:style-name="T522"/><text:span/><text:span/><text:span><text:alphabetical-index-mark text:key1="nue"/></text:span><text:span text:style-name="T523"/><text:span text:style-name="T524"/></text:p>
      <text:p text:style-name="P60"><text:span text:style-name="T525"/><text:span text:style-name="T526"/><text:span text:style-name="T527"/></text:p>
      <text:p text:style-name="P61"><text:span text:style-name="T528"/><text:span text:style-name="T529"/><text:span text:style-name="T530"/></text:p>
      <text:p text:style-name="P62"><text:span text:style-name="T531"/><text:span text:style-name="T532"/><text:span text:style-name="T533"/></text:p>
      <text:p text:style-name="P63"><text:span text:style-name="T534"/><text:span text:style-name="T535"/><text:span text:style-name="T536"/></text:p>
      <text:p text:style-name="P64"><text:span text:style-name="T537"/><text:span text:style-name="T538"/><text:span text:style-name="T539"/></text:p>
      <text:p text:style-name="P65"><text:span text:style-name="T540"/><text:span text:style-name="T541">1 . Crear estructura de carpet</text:span><text:span text:style-name="T542"/><text:span text:style-name="T543"/><text:span text:style-name="T544"/><text:span text:style-name="T545"/><text:span text:style-name="T546"/><text:span text:style-name="T5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9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1.png" xlink:type="simple" xlink:show="embed" xlink:actuate="onLoad"/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58">
      <style:paragraph-properties/>
      <style:text-properties fo:font-size="10pt"/>
    </style:style>
    <style:style style:display-name="DStyle_text" style:family="text" style:name="759">
      <style:paragraph-properties/>
    </style:style>
    <style:style style:parent-style-name="758" style:display-name="DStyle_paragraph" style:family="paragraph" style:name="760">
      <style:paragraph-properties/>
      <style:text-properties fo:color="#000000" fo:font-family="Liberation Serif" style:font-family-complex="Liberation Serif" fo:font-size="10pt" style:font-size-complex="12pt" fo:language="es" style:language-complex="hi" fo:country="ES" style:country-complex="IN"/>
    </style:style>
    <style:style style:parent-style-name="787" style:display-name="Standard" style:family="paragraph" style:name="761">
      <style:paragraph-properties fo:line-height="150%" fo:text-align="left" fo:margin-left="0cm" fo:margin-right="0cm" fo:text-indent="0cm"/>
      <style:text-properties fo:font-family="Calibri" style:font-family-complex="Calibri" fo:font-size="14pt" style:font-size-complex="14pt" fo:font-style="normal"/>
    </style:style>
    <style:style style:parent-style-name="760" style:class="default" style:display-name="Normal" style:family="paragraph" style:name="762">
      <style:paragraph-properties/>
    </style:style>
    <style:style style:parent-style-name="761" style:display-name="Heading" style:family="paragraph" style:name="763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761" style:display-name="Text body" style:family="paragraph" style:name="764">
      <style:paragraph-properties fo:line-height="120%" fo:margin-top="0pt" fo:margin-bottom="7pt"/>
    </style:style>
    <style:style style:parent-style-name="762" style:display-name="Heading 4" style:family="paragraph" style:name="765">
      <style:paragraph-properties fo:margin-top="4pt" fo:margin-bottom="2pt"/>
      <style:text-properties fo:color="#0f4761" fo:font-family="Arial" style:font-family-complex="Arial" fo:font-size="14pt" fo:font-style="italic"/>
    </style:style>
    <style:style style:parent-style-name="762" style:display-name="Heading 5" style:family="paragraph" style:name="766">
      <style:paragraph-properties fo:margin-top="4pt" fo:margin-bottom="2pt"/>
      <style:text-properties fo:color="#0f4761" fo:font-family="Arial" style:font-family-complex="Arial"/>
    </style:style>
    <style:style style:parent-style-name="762" style:display-name="Heading 6" style:family="paragraph" style:name="767">
      <style:paragraph-properties fo:margin-top="2pt" fo:margin-bottom="0pt"/>
      <style:text-properties fo:color="#595959" fo:font-family="Arial" style:font-family-complex="Arial" fo:font-style="italic"/>
    </style:style>
    <style:style style:parent-style-name="762" style:display-name="Heading 7" style:family="paragraph" style:name="768">
      <style:paragraph-properties fo:margin-top="2pt" fo:margin-bottom="0pt"/>
      <style:text-properties fo:color="#595959" fo:font-family="Arial" style:font-family-complex="Arial"/>
    </style:style>
    <style:style style:parent-style-name="762" style:display-name="Heading 8" style:family="paragraph" style:name="769">
      <style:paragraph-properties fo:margin-top="0pt" fo:margin-bottom="0pt"/>
      <style:text-properties fo:color="#272727" fo:font-family="Arial" style:font-family-complex="Arial" fo:font-style="italic"/>
    </style:style>
    <style:style style:parent-style-name="762" style:display-name="Heading 9" style:family="paragraph" style:name="770">
      <style:paragraph-properties fo:margin-top="0pt" fo:margin-bottom="0pt"/>
      <style:text-properties fo:color="#272727" fo:font-family="Arial" style:font-family-complex="Arial" fo:font-style="italic"/>
    </style:style>
    <style:style style:parent-style-name="762" style:display-name="Title" style:family="paragraph" style:name="771">
      <style:paragraph-properties fo:line-height="100%" fo:margin-top="0pt" fo:margin-bottom="4pt"/>
      <style:text-properties fo:font-family="Arial" style:font-family-complex="Arial" fo:font-size="28pt" style:font-size-complex="28pt" fo:letter-spacing="-0.5pt"/>
    </style:style>
    <style:style style:parent-style-name="762" style:display-name="Quote" style:family="paragraph" style:name="772">
      <style:paragraph-properties fo:text-align="center" fo:margin-top="8pt" fo:margin-bottom="0pt"/>
      <style:text-properties fo:color="#404040" fo:font-style="italic"/>
    </style:style>
    <style:style style:parent-style-name="762" style:display-name="List Paragraph" style:family="paragraph" style:name="773">
      <style:paragraph-properties fo:margin-left="1.27cm" fo:margin-right="0cm" fo:text-indent="0cm" fo:margin-top="0pt" fo:margin-bottom="0pt"/>
    </style:style>
    <style:style style:parent-style-name="762" style:display-name="Intense Quote" style:family="paragraph" style:name="774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762" style:display-name="footnote text" style:family="paragraph" style:name="775">
      <style:paragraph-properties fo:line-height="100%" fo:margin-top="0pt" fo:margin-bottom="0pt"/>
      <style:text-properties fo:font-size="10pt" style:font-size-complex="10pt"/>
    </style:style>
    <style:style style:parent-style-name="762" style:display-name="endnote text" style:family="paragraph" style:name="776">
      <style:paragraph-properties fo:line-height="100%" fo:margin-top="0pt" fo:margin-bottom="0pt"/>
      <style:text-properties fo:font-size="10pt" style:font-size-complex="10pt"/>
    </style:style>
    <style:style style:parent-style-name="762" style:display-name="toc 1" style:family="paragraph" style:name="777">
      <style:paragraph-properties fo:margin-top="0pt" fo:margin-bottom="5pt"/>
    </style:style>
    <style:style style:parent-style-name="762" style:display-name="toc 2" style:family="paragraph" style:name="778">
      <style:paragraph-properties fo:margin-left="0.3881cm" fo:margin-right="0cm" fo:text-indent="0cm" fo:margin-top="0pt" fo:margin-bottom="5pt"/>
    </style:style>
    <style:style style:parent-style-name="762" style:display-name="toc 3" style:family="paragraph" style:name="779">
      <style:paragraph-properties fo:margin-left="0.7762cm" fo:margin-right="0cm" fo:text-indent="0cm" fo:margin-top="0pt" fo:margin-bottom="5pt"/>
    </style:style>
    <style:style style:parent-style-name="762" style:display-name="toc 4" style:family="paragraph" style:name="780">
      <style:paragraph-properties fo:margin-left="1.164cm" fo:margin-right="0cm" fo:text-indent="0cm" fo:margin-top="0pt" fo:margin-bottom="5pt"/>
    </style:style>
    <style:style style:parent-style-name="762" style:display-name="toc 5" style:family="paragraph" style:name="781">
      <style:paragraph-properties fo:margin-left="1.552cm" fo:margin-right="0cm" fo:text-indent="0cm" fo:margin-top="0pt" fo:margin-bottom="5pt"/>
    </style:style>
    <style:style style:parent-style-name="762" style:display-name="toc 6" style:family="paragraph" style:name="782">
      <style:paragraph-properties fo:margin-left="1.94cm" fo:margin-right="0cm" fo:text-indent="0cm" fo:margin-top="0pt" fo:margin-bottom="5pt"/>
    </style:style>
    <style:style style:parent-style-name="762" style:display-name="toc 7" style:family="paragraph" style:name="783">
      <style:paragraph-properties fo:margin-left="2.328cm" fo:margin-right="0cm" fo:text-indent="0cm" fo:margin-top="0pt" fo:margin-bottom="5pt"/>
    </style:style>
    <style:style style:parent-style-name="762" style:display-name="toc 8" style:family="paragraph" style:name="784">
      <style:paragraph-properties fo:margin-left="2.717cm" fo:margin-right="0cm" fo:text-indent="0cm" fo:margin-top="0pt" fo:margin-bottom="5pt"/>
    </style:style>
    <style:style style:parent-style-name="762" style:display-name="toc 9" style:family="paragraph" style:name="785">
      <style:paragraph-properties fo:margin-left="3.105cm" fo:margin-right="0cm" fo:text-indent="0cm" fo:margin-top="0pt" fo:margin-bottom="5pt"/>
    </style:style>
    <style:style style:parent-style-name="762" style:display-name="table of figures" style:family="paragraph" style:name="786">
      <style:paragraph-properties fo:margin-top="0pt" fo:margin-bottom="0pt"/>
    </style:style>
    <style:style style:parent-style-name="760" style:display-name="DStyle_paragraph" style:family="paragraph" style:name="787">
      <style:paragraph-properties/>
      <style:text-properties fo:color="#000000" fo:font-family="Arial" style:font-family-complex="Arial" fo:font-size="12pt" style:font-size-complex="12pt" fo:language="gl" style:language-complex="ar" fo:country="ES" style:country-complex="SA"/>
    </style:style>
    <style:style style:parent-style-name="764" style:display-name="List" style:family="paragraph" style:name="788">
      <style:paragraph-properties/>
    </style:style>
    <style:style style:parent-style-name="761" style:display-name="Caption" style:family="paragraph" style:name="789">
      <style:paragraph-properties fo:margin-top="6pt" fo:margin-bottom="6pt"/>
      <style:text-properties fo:font-size="12pt" style:font-size-complex="12pt" fo:font-style="italic"/>
    </style:style>
    <style:style style:parent-style-name="761" style:display-name="Index" style:family="paragraph" style:name="790">
      <style:paragraph-properties/>
    </style:style>
    <style:style style:parent-style-name="761" style:display-name="Heading 1" style:family="paragraph" style:name="791">
      <style:paragraph-properties fo:margin-top="12pt" fo:margin-bottom="0pt"/>
      <style:text-properties fo:text-transform="uppercase" fo:color="#3465a4" fo:font-size="16pt" style:font-size-complex="16pt" style:text-underline-type="none" style:text-underline-width="auto" fo:font-weight="bold"/>
    </style:style>
    <style:style style:parent-style-name="761" style:display-name="Heading 2" style:family="paragraph" style:name="792">
      <style:paragraph-properties fo:margin-top="2pt" fo:margin-bottom="0pt"/>
      <style:text-properties fo:color="#3465a4" style:font-size-complex="13pt" style:text-underline-type="none" style:text-underline-width="auto" fo:font-weight="bold"/>
    </style:style>
    <style:style style:parent-style-name="761" style:display-name="Heading 3" style:family="paragraph" style:name="793">
      <style:paragraph-properties fo:margin-top="2pt" fo:margin-bottom="0pt"/>
      <style:text-properties fo:color="#3465a4" fo:font-weight="bold"/>
    </style:style>
    <style:style style:parent-style-name="761" style:display-name="Header and Footer" style:family="paragraph" style:name="794">
      <style:paragraph-properties/>
    </style:style>
    <style:style style:parent-style-name="761" style:display-name="Header" style:family="paragraph" style:name="795">
      <style:paragraph-properties fo:line-height="100%">
        <style:tab-stops>
          <style:tab-stop style:position="7.497cm" style:type="center"/>
          <style:tab-stop style:position="15cm" style:type="right"/>
        </style:tab-stops>
      </style:paragraph-properties>
    </style:style>
    <style:style style:parent-style-name="761" style:display-name="Footer" style:family="paragraph" style:name="796">
      <style:paragraph-properties fo:line-height="100%">
        <style:tab-stops>
          <style:tab-stop style:position="7.497cm" style:type="center"/>
          <style:tab-stop style:position="15cm" style:type="right"/>
        </style:tab-stops>
      </style:paragraph-properties>
    </style:style>
    <style:style style:parent-style-name="761" style:display-name="Contents 1" style:family="paragraph" style:name="797">
      <style:paragraph-properties/>
    </style:style>
    <style:style style:parent-style-name="761" style:display-name="Contents 2" style:family="paragraph" style:name="798">
      <style:paragraph-properties fo:margin-left="0.3898cm" fo:margin-right="0cm" fo:text-indent="1.245cm"/>
    </style:style>
    <style:style style:parent-style-name="761" style:display-name="Contents 3" style:family="paragraph" style:name="799">
      <style:paragraph-properties fo:margin-left="0.7797cm" fo:margin-right="0cm" fo:text-indent="1.245cm"/>
    </style:style>
    <style:style style:parent-style-name="787" style:display-name="No Spacing" style:family="paragraph" style:name="800">
      <style:paragraph-properties fo:line-height="100%" fo:text-align="left"/>
      <style:text-properties fo:font-family="Calibri" style:font-family-complex="Calibri" fo:font-size="11pt" style:font-size-complex="11pt"/>
    </style:style>
    <style:style style:parent-style-name="791" style:display-name="TOC Heading" style:family="paragraph" style:name="801">
      <style:paragraph-properties fo:line-height="107.917%" fo:text-align="left" fo:margin-left="0cm" fo:margin-right="0cm" fo:text-indent="0cm"/>
      <style:text-properties fo:font-variant="normal" fo:text-transform="none" fo:color="#2f5496" fo:font-family="Calibri Light" style:font-family-complex="Calibri Light" fo:font-size="16pt" style:text-underline-type="none" style:text-underline-width="auto" fo:font-weight="normal"/>
    </style:style>
    <style:style style:parent-style-name="761" style:display-name="Frame contents" style:family="paragraph" style:name="802">
      <style:paragraph-properties/>
    </style:style>
    <style:style style:parent-style-name="761" style:display-name="Table Contents" style:family="paragraph" style:name="803">
      <style:paragraph-properties/>
    </style:style>
    <style:style style:parent-style-name="763" style:display-name="Subtitle" style:family="paragraph" style:name="804">
      <style:paragraph-properties/>
    </style:style>
    <style:style style:parent-style-name="761" style:display-name="Preformatted Text" style:family="paragraph" style:name="805">
      <style:paragraph-properties fo:margin-top="0pt" fo:margin-bottom="0pt"/>
      <style:text-properties fo:font-family="Liberation Mono" style:font-family-complex="Liberation Mono" fo:font-size="10pt" style:font-size-complex="10pt"/>
    </style:style>
    <style:style style:parent-style-name="836" style:display-name="Heading 1 Char" style:family="text" style:name="806">
      <style:paragraph-properties/>
      <style:text-properties fo:color="#0f4761" fo:font-family="Arial" style:font-family-complex="Arial" fo:font-size="20pt" style:font-size-complex="20pt"/>
    </style:style>
    <style:style style:parent-style-name="836" style:display-name="Heading 2 Char" style:family="text" style:name="807">
      <style:paragraph-properties/>
      <style:text-properties fo:color="#0f4761" fo:font-family="Arial" style:font-family-complex="Arial" fo:font-size="16pt" style:font-size-complex="16pt"/>
    </style:style>
    <style:style style:parent-style-name="836" style:display-name="Heading 3 Char" style:family="text" style:name="808">
      <style:paragraph-properties/>
      <style:text-properties fo:color="#0f4761" fo:font-family="Arial" style:font-family-complex="Arial" fo:font-size="14pt" style:font-size-complex="14pt"/>
    </style:style>
    <style:style style:parent-style-name="836" style:display-name="Heading 4 Char" style:family="text" style:name="809">
      <style:paragraph-properties/>
      <style:text-properties fo:color="#0f4761" fo:font-family="Arial" style:font-family-complex="Arial" fo:font-style="italic"/>
    </style:style>
    <style:style style:parent-style-name="836" style:display-name="Heading 5 Char" style:family="text" style:name="810">
      <style:paragraph-properties/>
      <style:text-properties fo:color="#0f4761" fo:font-family="Arial" style:font-family-complex="Arial"/>
    </style:style>
    <style:style style:parent-style-name="836" style:display-name="Heading 6 Char" style:family="text" style:name="811">
      <style:paragraph-properties/>
      <style:text-properties fo:color="#595959" fo:font-family="Arial" style:font-family-complex="Arial" fo:font-style="italic"/>
    </style:style>
    <style:style style:parent-style-name="836" style:display-name="Heading 7 Char" style:family="text" style:name="812">
      <style:paragraph-properties/>
      <style:text-properties fo:color="#595959" fo:font-family="Arial" style:font-family-complex="Arial"/>
    </style:style>
    <style:style style:parent-style-name="836" style:display-name="Heading 8 Char" style:family="text" style:name="813">
      <style:paragraph-properties/>
      <style:text-properties fo:color="#272727" fo:font-family="Arial" style:font-family-complex="Arial" fo:font-style="italic"/>
    </style:style>
    <style:style style:parent-style-name="836" style:display-name="Heading 9 Char" style:family="text" style:name="814">
      <style:paragraph-properties/>
      <style:text-properties fo:color="#272727" fo:font-family="Arial" style:font-family-complex="Arial" fo:font-style="italic"/>
    </style:style>
    <style:style style:parent-style-name="836" style:display-name="Title Char" style:family="text" style:name="815">
      <style:paragraph-properties/>
      <style:text-properties fo:font-family="Arial" style:font-family-complex="Arial" fo:font-size="28pt" style:font-size-complex="28pt" fo:letter-spacing="-0.5pt"/>
    </style:style>
    <style:style style:parent-style-name="836" style:display-name="Subtitle Char" style:family="text" style:name="816">
      <style:paragraph-properties/>
      <style:text-properties fo:color="#595959" fo:font-size="14pt" style:font-size-complex="14pt" fo:letter-spacing="0.7pt"/>
    </style:style>
    <style:style style:parent-style-name="836" style:display-name="Quote Char" style:family="text" style:name="817">
      <style:paragraph-properties/>
      <style:text-properties fo:color="#404040" fo:font-style="italic"/>
    </style:style>
    <style:style style:parent-style-name="836" style:display-name="Intense Emphasis" style:family="text" style:name="818">
      <style:paragraph-properties/>
      <style:text-properties fo:color="#0f4761" fo:font-style="italic"/>
    </style:style>
    <style:style style:parent-style-name="836" style:display-name="Intense Quote Char" style:family="text" style:name="819">
      <style:paragraph-properties/>
      <style:text-properties fo:color="#0f4761" fo:font-style="italic"/>
    </style:style>
    <style:style style:parent-style-name="836" style:display-name="Intense Reference" style:family="text" style:name="820">
      <style:paragraph-properties/>
      <style:text-properties fo:font-variant="small-caps" fo:color="#0f4761" fo:letter-spacing="0.25pt" fo:font-weight="bold"/>
    </style:style>
    <style:style style:parent-style-name="836" style:display-name="Subtle Emphasis" style:family="text" style:name="821">
      <style:paragraph-properties/>
      <style:text-properties fo:color="#404040" fo:font-style="italic"/>
    </style:style>
    <style:style style:parent-style-name="836" style:display-name="Strong" style:family="text" style:name="822">
      <style:paragraph-properties/>
      <style:text-properties fo:font-weight="bold"/>
    </style:style>
    <style:style style:parent-style-name="836" style:display-name="Subtle Reference" style:family="text" style:name="823">
      <style:paragraph-properties/>
      <style:text-properties fo:font-variant="small-caps" fo:color="#5a5a5a"/>
    </style:style>
    <style:style style:parent-style-name="836" style:display-name="Book Title" style:family="text" style:name="824">
      <style:paragraph-properties/>
      <style:text-properties fo:letter-spacing="0.25pt" fo:font-style="italic" fo:font-weight="bold"/>
    </style:style>
    <style:style style:parent-style-name="836" style:display-name="Header Char" style:family="text" style:name="825">
      <style:paragraph-properties/>
    </style:style>
    <style:style style:parent-style-name="836" style:display-name="Footer Char" style:family="text" style:name="826">
      <style:paragraph-properties/>
    </style:style>
    <style:style style:parent-style-name="836" style:display-name="Footnote Text Char" style:family="text" style:name="827">
      <style:paragraph-properties/>
      <style:text-properties fo:font-size="10pt" style:font-size-complex="10pt"/>
    </style:style>
    <style:style style:parent-style-name="836" style:display-name="footnote reference" style:family="text" style:name="828">
      <style:paragraph-properties/>
      <style:text-properties style:text-position="super 58%"/>
    </style:style>
    <style:style style:parent-style-name="836" style:display-name="Endnote Text Char" style:family="text" style:name="829">
      <style:paragraph-properties/>
      <style:text-properties fo:font-size="10pt" style:font-size-complex="10pt"/>
    </style:style>
    <style:style style:parent-style-name="836" style:display-name="endnote reference" style:family="text" style:name="830">
      <style:paragraph-properties/>
      <style:text-properties style:text-position="super 58%"/>
    </style:style>
    <style:style style:parent-style-name="836" style:display-name="Hyperlink" style:family="text" style:name="831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62" style:display-name="Internet link" style:family="text" style:name="83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36" style:display-name="Internet link" style:family="text" style:name="83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36" style:display-name="FollowedHyperlink" style:family="text" style:name="834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836" style:display-name="Placeholder Text" style:family="text" style:name="835">
      <style:paragraph-properties/>
      <style:text-properties fo:color="#666666"/>
    </style:style>
    <style:style style:class="default" style:display-name="Default Paragraph Font" style:family="text" style:name="836">
      <style:paragraph-properties/>
    </style:style>
    <style:style style:parent-style-name="836" style:display-name="Encabezado Car" style:family="text" style:name="837">
      <style:paragraph-properties/>
    </style:style>
    <style:style style:parent-style-name="836" style:display-name="Pie de página Car" style:family="text" style:name="838">
      <style:paragraph-properties/>
    </style:style>
    <style:style style:parent-style-name="836" style:display-name="Título 1 Car" style:family="text" style:name="839">
      <style:paragraph-properties/>
      <style:text-properties fo:text-transform="uppercase" style:font-size-complex="16pt" style:text-underline-type="single" style:text-underline-style="solid" style:text-underline-width="auto" style:text-underline-color="font-color" fo:font-weight="bold"/>
    </style:style>
    <style:style style:parent-style-name="836" style:display-name="Título 2 Car" style:family="text" style:name="840">
      <style:paragraph-properties/>
      <style:text-properties style:font-size-complex="13pt" style:text-underline-type="single" style:text-underline-style="solid" style:text-underline-width="auto" style:text-underline-color="font-color" fo:font-weight="bold"/>
    </style:style>
    <style:style style:parent-style-name="836" style:display-name="Título 3 Car" style:family="text" style:name="841">
      <style:paragraph-properties/>
      <style:text-properties fo:font-weight="bold"/>
    </style:style>
    <style:style style:parent-style-name="836" style:display-name="Sin espaciado Car" style:family="text" style:name="842">
      <style:paragraph-properties/>
      <style:text-properties fo:font-family="Calibri" style:font-family-complex="Calibri" fo:font-size="11pt" style:font-size-complex="11pt"/>
    </style:style>
    <style:style style:parent-style-name="762" style:display-name="Index Link" style:family="text" style:name="843">
      <style:paragraph-properties/>
    </style:style>
    <style:style style:parent-style-name="762" style:display-name="Numbering Symbols" style:family="text" style:name="844">
      <style:paragraph-properties/>
    </style:style>
    <style:style style:parent-style-name="762" style:display-name="Strong Emphasis" style:family="text" style:name="845">
      <style:paragraph-properties/>
      <style:text-properties fo:font-weight="bold"/>
    </style:style>
    <style:style style:parent-style-name="762" style:display-name="Bullet Symbols" style:family="text" style:name="846">
      <style:paragraph-properties/>
      <style:text-properties fo:font-family="OpenSymbol" style:font-family-complex="OpenSymbol"/>
    </style:style>
    <style:style style:parent-style-name="762" style:display-name="Emphasis" style:family="text" style:name="847">
      <style:paragraph-properties/>
      <style:text-properties fo:font-style="italic"/>
    </style:style>
    <style:style style:parent-style-name="762" style:display-name="T1" style:family="text" style:name="848">
      <style:paragraph-properties/>
    </style:style>
    <style:style style:parent-style-name="762" style:display-name="T2" style:family="text" style:name="849">
      <style:paragraph-properties/>
    </style:style>
    <style:style style:parent-style-name="762" style:display-name="T3" style:family="text" style:name="850">
      <style:paragraph-properties/>
    </style:style>
    <style:style style:parent-style-name="762" style:display-name="T4" style:family="text" style:name="851">
      <style:paragraph-properties/>
    </style:style>
    <style:style style:parent-style-name="762" style:display-name="T5" style:family="text" style:name="852">
      <style:paragraph-properties/>
    </style:style>
    <style:style style:parent-style-name="762" style:display-name="T6" style:family="text" style:name="853">
      <style:paragraph-properties/>
    </style:style>
    <style:style style:parent-style-name="762" style:display-name="T7" style:family="text" style:name="854">
      <style:paragraph-properties/>
    </style:style>
    <style:style style:parent-style-name="762" style:display-name="T8" style:family="text" style:name="855">
      <style:paragraph-properties/>
    </style:style>
    <style:style style:parent-style-name="762" style:display-name="T9" style:family="text" style:name="856">
      <style:paragraph-properties/>
    </style:style>
    <style:style style:parent-style-name="762" style:display-name="T10" style:family="text" style:name="857">
      <style:paragraph-properties/>
    </style:style>
    <style:style style:parent-style-name="762" style:display-name="T11" style:family="text" style:name="858">
      <style:paragraph-properties/>
    </style:style>
    <style:style style:parent-style-name="762" style:display-name="T12" style:family="text" style:name="859">
      <style:paragraph-properties/>
    </style:style>
    <style:style style:parent-style-name="762" style:display-name="T13" style:family="text" style:name="860">
      <style:paragraph-properties/>
    </style:style>
    <style:style style:parent-style-name="762" style:display-name="T14" style:family="text" style:name="861">
      <style:paragraph-properties/>
    </style:style>
    <style:style style:parent-style-name="762" style:display-name="T15" style:family="text" style:name="862">
      <style:paragraph-properties/>
    </style:style>
    <style:style style:parent-style-name="762" style:display-name="T16" style:family="text" style:name="863">
      <style:paragraph-properties/>
    </style:style>
    <style:style style:parent-style-name="762" style:display-name="T17" style:family="text" style:name="864">
      <style:paragraph-properties/>
    </style:style>
    <style:style style:parent-style-name="762" style:display-name="T18" style:family="text" style:name="865">
      <style:paragraph-properties/>
    </style:style>
    <style:style style:parent-style-name="762" style:display-name="T19" style:family="text" style:name="866">
      <style:paragraph-properties/>
    </style:style>
    <style:style style:parent-style-name="762" style:display-name="T20" style:family="text" style:name="867">
      <style:paragraph-properties/>
    </style:style>
    <style:style style:parent-style-name="762" style:display-name="T21" style:family="text" style:name="868">
      <style:paragraph-properties/>
    </style:style>
    <style:style style:parent-style-name="762" style:display-name="T22" style:family="text" style:name="869">
      <style:paragraph-properties/>
    </style:style>
    <style:style style:parent-style-name="762" style:display-name="T23" style:family="text" style:name="870">
      <style:paragraph-properties/>
    </style:style>
    <style:style style:parent-style-name="762" style:display-name="T24" style:family="text" style:name="871">
      <style:paragraph-properties/>
    </style:style>
    <style:style style:parent-style-name="762" style:display-name="T25" style:family="text" style:name="872">
      <style:paragraph-properties/>
    </style:style>
    <style:style style:parent-style-name="762" style:display-name="T26" style:family="text" style:name="873">
      <style:paragraph-properties/>
    </style:style>
    <style:style style:parent-style-name="762" style:display-name="T27" style:family="text" style:name="874">
      <style:paragraph-properties/>
    </style:style>
    <style:style style:parent-style-name="762" style:display-name="T28" style:family="text" style:name="875">
      <style:paragraph-properties/>
    </style:style>
    <style:style style:parent-style-name="762" style:display-name="T29" style:family="text" style:name="876">
      <style:paragraph-properties/>
    </style:style>
    <style:style style:parent-style-name="762" style:display-name="T30" style:family="text" style:name="877">
      <style:paragraph-properties/>
    </style:style>
    <style:style style:parent-style-name="762" style:display-name="T31" style:family="text" style:name="878">
      <style:paragraph-properties/>
    </style:style>
    <style:style style:parent-style-name="762" style:display-name="T32" style:family="text" style:name="879">
      <style:paragraph-properties/>
    </style:style>
    <style:style style:parent-style-name="762" style:display-name="T33" style:family="text" style:name="880">
      <style:paragraph-properties/>
    </style:style>
    <style:style style:parent-style-name="762" style:display-name="T34" style:family="text" style:name="881">
      <style:paragraph-properties/>
    </style:style>
    <style:style style:parent-style-name="762" style:display-name="T35" style:family="text" style:name="882">
      <style:paragraph-properties/>
    </style:style>
    <style:style style:parent-style-name="762" style:display-name="T36" style:family="text" style:name="883">
      <style:paragraph-properties/>
    </style:style>
    <style:style style:parent-style-name="762" style:display-name="T37" style:family="text" style:name="884">
      <style:paragraph-properties/>
    </style:style>
    <style:style style:parent-style-name="762" style:display-name="T38" style:family="text" style:name="885">
      <style:paragraph-properties/>
    </style:style>
    <style:style style:parent-style-name="762" style:display-name="T39" style:family="text" style:name="886">
      <style:paragraph-properties/>
    </style:style>
    <style:style style:parent-style-name="762" style:display-name="T40" style:family="text" style:name="887">
      <style:paragraph-properties/>
    </style:style>
    <style:style style:parent-style-name="762" style:display-name="T41" style:family="text" style:name="888">
      <style:paragraph-properties/>
    </style:style>
    <style:style style:parent-style-name="762" style:display-name="T42" style:family="text" style:name="889">
      <style:paragraph-properties/>
    </style:style>
    <style:style style:parent-style-name="762" style:display-name="T43" style:family="text" style:name="890">
      <style:paragraph-properties/>
    </style:style>
    <style:style style:parent-style-name="762" style:display-name="T44" style:family="text" style:name="891">
      <style:paragraph-properties/>
    </style:style>
    <style:style style:parent-style-name="762" style:display-name="T45" style:family="text" style:name="892">
      <style:paragraph-properties/>
    </style:style>
    <style:style style:parent-style-name="762" style:display-name="T46" style:family="text" style:name="893">
      <style:paragraph-properties/>
    </style:style>
    <style:style style:parent-style-name="762" style:display-name="T47" style:family="text" style:name="894">
      <style:paragraph-properties/>
    </style:style>
    <style:style style:parent-style-name="762" style:display-name="T48" style:family="text" style:name="895">
      <style:paragraph-properties/>
    </style:style>
    <style:style style:parent-style-name="762" style:display-name="T49" style:family="text" style:name="896">
      <style:paragraph-properties/>
    </style:style>
    <style:style style:parent-style-name="762" style:display-name="T50" style:family="text" style:name="897">
      <style:paragraph-properties/>
    </style:style>
    <style:style style:parent-style-name="762" style:display-name="T51" style:family="text" style:name="898">
      <style:paragraph-properties/>
    </style:style>
    <style:style style:parent-style-name="762" style:display-name="T52" style:family="text" style:name="899">
      <style:paragraph-properties/>
    </style:style>
    <style:style style:parent-style-name="762" style:display-name="T53" style:family="text" style:name="900">
      <style:paragraph-properties/>
    </style:style>
    <style:style style:parent-style-name="762" style:display-name="T54" style:family="text" style:name="901">
      <style:paragraph-properties/>
    </style:style>
    <style:style style:parent-style-name="762" style:display-name="T55" style:family="text" style:name="902">
      <style:paragraph-properties/>
    </style:style>
    <style:style style:parent-style-name="762" style:display-name="T56" style:family="text" style:name="903">
      <style:paragraph-properties/>
    </style:style>
    <style:style style:parent-style-name="762" style:display-name="T57" style:family="text" style:name="904">
      <style:paragraph-properties/>
    </style:style>
    <style:style style:parent-style-name="762" style:display-name="T58" style:family="text" style:name="905">
      <style:paragraph-properties/>
    </style:style>
    <style:style style:parent-style-name="762" style:display-name="T59" style:family="text" style:name="906">
      <style:paragraph-properties/>
    </style:style>
    <style:style style:parent-style-name="762" style:display-name="T60" style:family="text" style:name="907">
      <style:paragraph-properties/>
    </style:style>
    <style:style style:parent-style-name="762" style:display-name="T61" style:family="text" style:name="908">
      <style:paragraph-properties/>
    </style:style>
    <style:style style:parent-style-name="762" style:display-name="T62" style:family="text" style:name="909">
      <style:paragraph-properties/>
    </style:style>
    <style:style style:parent-style-name="762" style:display-name="T63" style:family="text" style:name="910">
      <style:paragraph-properties/>
    </style:style>
    <style:style style:parent-style-name="762" style:display-name="T64" style:family="text" style:name="911">
      <style:paragraph-properties/>
    </style:style>
    <style:style style:parent-style-name="762" style:display-name="T65" style:family="text" style:name="912">
      <style:paragraph-properties/>
    </style:style>
    <style:style style:parent-style-name="762" style:display-name="T66" style:family="text" style:name="913">
      <style:paragraph-properties/>
    </style:style>
    <style:style style:parent-style-name="762" style:display-name="T67" style:family="text" style:name="914">
      <style:paragraph-properties/>
    </style:style>
    <style:style style:parent-style-name="762" style:display-name="T68" style:family="text" style:name="915">
      <style:paragraph-properties/>
    </style:style>
    <style:style style:parent-style-name="762" style:display-name="T69" style:family="text" style:name="916">
      <style:paragraph-properties/>
    </style:style>
    <style:style style:parent-style-name="762" style:display-name="T70" style:family="text" style:name="917">
      <style:paragraph-properties/>
    </style:style>
    <style:style style:parent-style-name="762" style:display-name="T71" style:family="text" style:name="918">
      <style:paragraph-properties/>
    </style:style>
    <style:style style:parent-style-name="762" style:display-name="T72" style:family="text" style:name="919">
      <style:paragraph-properties/>
    </style:style>
    <style:style style:parent-style-name="762" style:display-name="T73" style:family="text" style:name="920">
      <style:paragraph-properties/>
    </style:style>
    <style:style style:parent-style-name="762" style:display-name="T74" style:family="text" style:name="921">
      <style:paragraph-properties/>
    </style:style>
    <style:style style:parent-style-name="762" style:display-name="T75" style:family="text" style:name="922">
      <style:paragraph-properties/>
    </style:style>
    <style:style style:parent-style-name="762" style:display-name="T76" style:family="text" style:name="923">
      <style:paragraph-properties/>
    </style:style>
    <style:style style:parent-style-name="762" style:display-name="T77" style:family="text" style:name="924">
      <style:paragraph-properties/>
    </style:style>
    <style:style style:parent-style-name="762" style:display-name="T78" style:family="text" style:name="925">
      <style:paragraph-properties/>
    </style:style>
    <style:style style:parent-style-name="762" style:display-name="T79" style:family="text" style:name="926">
      <style:paragraph-properties/>
    </style:style>
    <style:style style:parent-style-name="762" style:display-name="T80" style:family="text" style:name="927">
      <style:paragraph-properties/>
    </style:style>
    <style:style style:parent-style-name="762" style:display-name="T81" style:family="text" style:name="928">
      <style:paragraph-properties/>
    </style:style>
    <style:style style:parent-style-name="762" style:display-name="T82" style:family="text" style:name="929">
      <style:paragraph-properties/>
    </style:style>
    <style:style style:parent-style-name="762" style:display-name="T83" style:family="text" style:name="930">
      <style:paragraph-properties/>
    </style:style>
    <style:style style:parent-style-name="762" style:display-name="T84" style:family="text" style:name="931">
      <style:paragraph-properties/>
    </style:style>
    <style:style style:parent-style-name="762" style:display-name="T85" style:family="text" style:name="932">
      <style:paragraph-properties/>
    </style:style>
    <style:style style:parent-style-name="762" style:display-name="T86" style:family="text" style:name="933">
      <style:paragraph-properties/>
    </style:style>
    <style:style style:parent-style-name="762" style:display-name="T87" style:family="text" style:name="934">
      <style:paragraph-properties/>
    </style:style>
    <style:style style:parent-style-name="762" style:display-name="T88" style:family="text" style:name="935">
      <style:paragraph-properties/>
    </style:style>
    <style:style style:parent-style-name="762" style:display-name="T89" style:family="text" style:name="936">
      <style:paragraph-properties/>
    </style:style>
    <style:style style:parent-style-name="762" style:display-name="T90" style:family="text" style:name="937">
      <style:paragraph-properties/>
    </style:style>
    <style:style style:parent-style-name="762" style:display-name="T91" style:family="text" style:name="938">
      <style:paragraph-properties/>
    </style:style>
    <style:style style:parent-style-name="762" style:display-name="T92" style:family="text" style:name="939">
      <style:paragraph-properties/>
    </style:style>
    <style:style style:parent-style-name="762" style:display-name="T93" style:family="text" style:name="940">
      <style:paragraph-properties/>
    </style:style>
    <style:style style:parent-style-name="762" style:display-name="T94" style:family="text" style:name="941">
      <style:paragraph-properties/>
    </style:style>
    <style:style style:parent-style-name="762" style:display-name="T95" style:family="text" style:name="942">
      <style:paragraph-properties/>
    </style:style>
    <style:style style:parent-style-name="762" style:display-name="T96" style:family="text" style:name="943">
      <style:paragraph-properties/>
    </style:style>
    <style:style style:parent-style-name="762" style:display-name="T97" style:family="text" style:name="944">
      <style:paragraph-properties/>
    </style:style>
    <style:style style:parent-style-name="762" style:display-name="T98" style:family="text" style:name="945">
      <style:paragraph-properties/>
    </style:style>
    <style:style style:parent-style-name="762" style:display-name="T99" style:family="text" style:name="946">
      <style:paragraph-properties/>
    </style:style>
    <style:style style:parent-style-name="762" style:display-name="T100" style:family="text" style:name="947">
      <style:paragraph-properties/>
    </style:style>
    <style:style style:parent-style-name="762" style:display-name="T101" style:family="text" style:name="948">
      <style:paragraph-properties/>
    </style:style>
    <style:style style:parent-style-name="762" style:display-name="T102" style:family="text" style:name="949">
      <style:paragraph-properties/>
    </style:style>
    <style:style style:parent-style-name="762" style:display-name="T103" style:family="text" style:name="950">
      <style:paragraph-properties/>
    </style:style>
    <style:style style:parent-style-name="762" style:display-name="T104" style:family="text" style:name="951">
      <style:paragraph-properties/>
    </style:style>
    <style:style style:parent-style-name="762" style:display-name="T105" style:family="text" style:name="952">
      <style:paragraph-properties/>
    </style:style>
    <style:style style:parent-style-name="762" style:display-name="T106" style:family="text" style:name="953">
      <style:paragraph-properties/>
    </style:style>
    <style:style style:parent-style-name="762" style:display-name="T107" style:family="text" style:name="954">
      <style:paragraph-properties/>
    </style:style>
    <style:style style:parent-style-name="762" style:display-name="T108" style:family="text" style:name="955">
      <style:paragraph-properties/>
    </style:style>
    <style:style style:parent-style-name="762" style:display-name="T109" style:family="text" style:name="956">
      <style:paragraph-properties/>
    </style:style>
    <style:style style:parent-style-name="762" style:display-name="T110" style:family="text" style:name="957">
      <style:paragraph-properties/>
    </style:style>
    <style:style style:parent-style-name="762" style:display-name="T111" style:family="text" style:name="958">
      <style:paragraph-properties/>
    </style:style>
    <style:style style:parent-style-name="762" style:display-name="T112" style:family="text" style:name="959">
      <style:paragraph-properties/>
    </style:style>
    <style:style style:parent-style-name="762" style:display-name="T113" style:family="text" style:name="960">
      <style:paragraph-properties/>
    </style:style>
    <style:style style:parent-style-name="762" style:display-name="T114" style:family="text" style:name="961">
      <style:paragraph-properties/>
    </style:style>
    <style:style style:parent-style-name="762" style:display-name="T115" style:family="text" style:name="962">
      <style:paragraph-properties/>
    </style:style>
    <style:style style:parent-style-name="762" style:display-name="T116" style:family="text" style:name="963">
      <style:paragraph-properties/>
    </style:style>
    <style:style style:parent-style-name="762" style:display-name="T117" style:family="text" style:name="964">
      <style:paragraph-properties/>
    </style:style>
    <style:style style:parent-style-name="762" style:display-name="T118" style:family="text" style:name="965">
      <style:paragraph-properties/>
    </style:style>
    <style:style style:parent-style-name="762" style:display-name="T119" style:family="text" style:name="966">
      <style:paragraph-properties/>
    </style:style>
    <style:style style:parent-style-name="762" style:display-name="T120" style:family="text" style:name="967">
      <style:paragraph-properties/>
    </style:style>
    <style:style style:parent-style-name="762" style:display-name="T121" style:family="text" style:name="968">
      <style:paragraph-properties/>
    </style:style>
    <style:style style:parent-style-name="762" style:display-name="T122" style:family="text" style:name="969">
      <style:paragraph-properties/>
    </style:style>
    <style:style style:parent-style-name="762" style:display-name="T123" style:family="text" style:name="970">
      <style:paragraph-properties/>
    </style:style>
    <style:style style:parent-style-name="762" style:display-name="T124" style:family="text" style:name="971">
      <style:paragraph-properties/>
    </style:style>
    <style:style style:parent-style-name="762" style:display-name="T125" style:family="text" style:name="972">
      <style:paragraph-properties/>
    </style:style>
    <style:style style:parent-style-name="762" style:display-name="T126" style:family="text" style:name="973">
      <style:paragraph-properties/>
    </style:style>
    <style:style style:parent-style-name="762" style:display-name="Source Text" style:family="text" style:name="974">
      <style:paragraph-properties/>
      <style:text-properties fo:font-family="Liberation Mono" style:font-family-complex="Liberation Mono"/>
    </style:style>
    <style:style style:parent-style-name="762" style:display-name="Visited Internet Link" style:family="text" style:name="975">
      <style:paragraph-properties/>
      <style:text-properties fo:color="#800000" style:text-underline-type="single" style:text-underline-style="solid" style:text-underline-width="auto" style:text-underline-color="font-color"/>
    </style:style>
    <style:style style:parent-style-name="762" style:display-name="T1" style:family="text" style:name="976">
      <style:paragraph-properties/>
    </style:style>
    <style:style style:parent-style-name="762" style:display-name="T2" style:family="text" style:name="977">
      <style:paragraph-properties/>
    </style:style>
    <style:style style:parent-style-name="762" style:display-name="T3" style:family="text" style:name="978">
      <style:paragraph-properties/>
    </style:style>
    <style:style style:parent-style-name="762" style:display-name="T4" style:family="text" style:name="979">
      <style:paragraph-properties/>
    </style:style>
    <style:style style:parent-style-name="762" style:display-name="T5" style:family="text" style:name="980">
      <style:paragraph-properties/>
    </style:style>
    <style:style style:parent-style-name="762" style:display-name="T6" style:family="text" style:name="981">
      <style:paragraph-properties/>
    </style:style>
    <style:style style:parent-style-name="762" style:display-name="T7" style:family="text" style:name="982">
      <style:paragraph-properties/>
    </style:style>
    <style:style style:parent-style-name="762" style:display-name="T8" style:family="text" style:name="983">
      <style:paragraph-properties/>
    </style:style>
    <style:style style:parent-style-name="762" style:display-name="T9" style:family="text" style:name="984">
      <style:paragraph-properties/>
    </style:style>
    <style:style style:parent-style-name="762" style:display-name="T10" style:family="text" style:name="985">
      <style:paragraph-properties/>
    </style:style>
    <style:style style:parent-style-name="762" style:display-name="T11" style:family="text" style:name="986">
      <style:paragraph-properties/>
    </style:style>
    <style:style style:parent-style-name="762" style:display-name="T12" style:family="text" style:name="987">
      <style:paragraph-properties/>
    </style:style>
    <style:style style:parent-style-name="762" style:display-name="T13" style:family="text" style:name="988">
      <style:paragraph-properties/>
    </style:style>
    <style:style style:parent-style-name="762" style:display-name="T14" style:family="text" style:name="989">
      <style:paragraph-properties/>
    </style:style>
    <style:style style:parent-style-name="762" style:display-name="T15" style:family="text" style:name="990">
      <style:paragraph-properties/>
    </style:style>
    <style:style style:parent-style-name="762" style:display-name="T16" style:family="text" style:name="991">
      <style:paragraph-properties/>
    </style:style>
    <style:style style:parent-style-name="762" style:display-name="T17" style:family="text" style:name="992">
      <style:paragraph-properties/>
    </style:style>
    <style:style style:parent-style-name="762" style:display-name="T18" style:family="text" style:name="993">
      <style:paragraph-properties/>
    </style:style>
    <style:style style:parent-style-name="762" style:display-name="T19" style:family="text" style:name="994">
      <style:paragraph-properties/>
    </style:style>
    <style:style style:parent-style-name="762" style:display-name="T20" style:family="text" style:name="995">
      <style:paragraph-properties/>
    </style:style>
    <style:style style:parent-style-name="762" style:display-name="T21" style:family="text" style:name="996">
      <style:paragraph-properties/>
    </style:style>
    <style:style style:parent-style-name="762" style:display-name="T22" style:family="text" style:name="997">
      <style:paragraph-properties/>
    </style:style>
    <style:style style:parent-style-name="762" style:display-name="T23" style:family="text" style:name="998">
      <style:paragraph-properties/>
    </style:style>
    <style:style style:parent-style-name="762" style:display-name="T24" style:family="text" style:name="999">
      <style:paragraph-properties/>
    </style:style>
    <style:style style:parent-style-name="762" style:display-name="T25" style:family="text" style:name="1000">
      <style:paragraph-properties/>
    </style:style>
    <style:style style:parent-style-name="762" style:display-name="T26" style:family="text" style:name="1001">
      <style:paragraph-properties/>
    </style:style>
    <style:style style:parent-style-name="762" style:display-name="T27" style:family="text" style:name="1002">
      <style:paragraph-properties/>
    </style:style>
    <style:style style:parent-style-name="762" style:display-name="T28" style:family="text" style:name="1003">
      <style:paragraph-properties/>
    </style:style>
    <style:style style:parent-style-name="762" style:display-name="T29" style:family="text" style:name="1004">
      <style:paragraph-properties/>
    </style:style>
    <style:style style:parent-style-name="762" style:display-name="T30" style:family="text" style:name="1005">
      <style:paragraph-properties/>
    </style:style>
    <style:style style:parent-style-name="762" style:display-name="T31" style:family="text" style:name="1006">
      <style:paragraph-properties/>
    </style:style>
    <style:style style:parent-style-name="762" style:display-name="T32" style:family="text" style:name="1007">
      <style:paragraph-properties/>
    </style:style>
    <style:style style:parent-style-name="762" style:display-name="T33" style:family="text" style:name="1008">
      <style:paragraph-properties/>
    </style:style>
    <style:style style:parent-style-name="762" style:display-name="T34" style:family="text" style:name="1009">
      <style:paragraph-properties/>
    </style:style>
    <style:style style:parent-style-name="762" style:display-name="T35" style:family="text" style:name="1010">
      <style:paragraph-properties/>
    </style:style>
    <style:style style:parent-style-name="762" style:display-name="T36" style:family="text" style:name="1011">
      <style:paragraph-properties/>
    </style:style>
    <style:style style:parent-style-name="762" style:display-name="T37" style:family="text" style:name="1012">
      <style:paragraph-properties/>
    </style:style>
    <style:style style:parent-style-name="762" style:display-name="T38" style:family="text" style:name="1013">
      <style:paragraph-properties/>
    </style:style>
    <style:style style:parent-style-name="762" style:display-name="T39" style:family="text" style:name="1014">
      <style:paragraph-properties/>
    </style:style>
    <style:style style:parent-style-name="762" style:display-name="T40" style:family="text" style:name="1015">
      <style:paragraph-properties/>
    </style:style>
    <style:style style:parent-style-name="762" style:display-name="T41" style:family="text" style:name="1016">
      <style:paragraph-properties/>
    </style:style>
    <style:style style:parent-style-name="762" style:display-name="T42" style:family="text" style:name="1017">
      <style:paragraph-properties/>
    </style:style>
    <style:style style:parent-style-name="762" style:display-name="T43" style:family="text" style:name="1018">
      <style:paragraph-properties/>
    </style:style>
    <style:style style:parent-style-name="762" style:display-name="T44" style:family="text" style:name="1019">
      <style:paragraph-properties/>
    </style:style>
    <style:style style:parent-style-name="762" style:display-name="T45" style:family="text" style:name="1020">
      <style:paragraph-properties/>
    </style:style>
    <style:style style:parent-style-name="762" style:display-name="T46" style:family="text" style:name="1021">
      <style:paragraph-properties/>
    </style:style>
    <style:style style:parent-style-name="762" style:display-name="T47" style:family="text" style:name="1022">
      <style:paragraph-properties/>
    </style:style>
    <style:style style:parent-style-name="762" style:display-name="T48" style:family="text" style:name="1023">
      <style:paragraph-properties/>
    </style:style>
    <style:style style:parent-style-name="762" style:display-name="T49" style:family="text" style:name="1024">
      <style:paragraph-properties/>
    </style:style>
    <style:style style:parent-style-name="762" style:display-name="T50" style:family="text" style:name="1025">
      <style:paragraph-properties/>
    </style:style>
    <style:style style:parent-style-name="762" style:display-name="T51" style:family="text" style:name="1026">
      <style:paragraph-properties/>
    </style:style>
    <style:style style:parent-style-name="762" style:display-name="T52" style:family="text" style:name="1027">
      <style:paragraph-properties/>
    </style:style>
    <style:style style:parent-style-name="762" style:display-name="T53" style:family="text" style:name="1028">
      <style:paragraph-properties/>
    </style:style>
    <style:style style:parent-style-name="762" style:display-name="T54" style:family="text" style:name="1029">
      <style:paragraph-properties/>
    </style:style>
    <style:style style:parent-style-name="762" style:display-name="T55" style:family="text" style:name="1030">
      <style:paragraph-properties/>
    </style:style>
    <style:style style:parent-style-name="762" style:display-name="T56" style:family="text" style:name="1031">
      <style:paragraph-properties/>
    </style:style>
    <style:style style:parent-style-name="762" style:display-name="T57" style:family="text" style:name="1032">
      <style:paragraph-properties/>
    </style:style>
    <style:style style:parent-style-name="762" style:display-name="T58" style:family="text" style:name="1033">
      <style:paragraph-properties/>
    </style:style>
    <style:style style:parent-style-name="762" style:display-name="T59" style:family="text" style:name="1034">
      <style:paragraph-properties/>
    </style:style>
    <style:style style:parent-style-name="762" style:display-name="T60" style:family="text" style:name="1035">
      <style:paragraph-properties/>
    </style:style>
    <style:style style:parent-style-name="762" style:display-name="T61" style:family="text" style:name="1036">
      <style:paragraph-properties/>
    </style:style>
    <style:style style:parent-style-name="762" style:display-name="T62" style:family="text" style:name="1037">
      <style:paragraph-properties/>
    </style:style>
    <style:style style:parent-style-name="762" style:display-name="T63" style:family="text" style:name="1038">
      <style:paragraph-properties/>
    </style:style>
    <style:style style:parent-style-name="762" style:display-name="T64" style:family="text" style:name="1039">
      <style:paragraph-properties/>
    </style:style>
    <style:style style:parent-style-name="762" style:display-name="T65" style:family="text" style:name="1040">
      <style:paragraph-properties/>
    </style:style>
    <style:style style:parent-style-name="762" style:display-name="T66" style:family="text" style:name="1041">
      <style:paragraph-properties/>
    </style:style>
    <style:style style:parent-style-name="762" style:display-name="T67" style:family="text" style:name="1042">
      <style:paragraph-properties/>
    </style:style>
    <style:style style:parent-style-name="762" style:display-name="T68" style:family="text" style:name="1043">
      <style:paragraph-properties/>
    </style:style>
    <style:style style:parent-style-name="762" style:display-name="T69" style:family="text" style:name="1044">
      <style:paragraph-properties/>
    </style:style>
    <style:style style:parent-style-name="762" style:display-name="T70" style:family="text" style:name="1045">
      <style:paragraph-properties/>
    </style:style>
    <style:style style:parent-style-name="762" style:display-name="T71" style:family="text" style:name="1046">
      <style:paragraph-properties/>
    </style:style>
    <style:style style:parent-style-name="762" style:display-name="T72" style:family="text" style:name="1047">
      <style:paragraph-properties/>
    </style:style>
    <style:style style:parent-style-name="762" style:display-name="T73" style:family="text" style:name="1048">
      <style:paragraph-properties/>
    </style:style>
    <style:style style:parent-style-name="762" style:display-name="T74" style:family="text" style:name="1049">
      <style:paragraph-properties/>
    </style:style>
    <style:style style:parent-style-name="762" style:display-name="T75" style:family="text" style:name="1050">
      <style:paragraph-properties/>
    </style:style>
    <style:style style:parent-style-name="762" style:display-name="T76" style:family="text" style:name="1051">
      <style:paragraph-properties/>
    </style:style>
    <style:style style:parent-style-name="762" style:display-name="T77" style:family="text" style:name="1052">
      <style:paragraph-properties/>
    </style:style>
    <style:style style:parent-style-name="762" style:display-name="T78" style:family="text" style:name="1053">
      <style:paragraph-properties/>
    </style:style>
    <style:style style:parent-style-name="762" style:display-name="T79" style:family="text" style:name="1054">
      <style:paragraph-properties/>
    </style:style>
    <style:style style:parent-style-name="762" style:display-name="T80" style:family="text" style:name="1055">
      <style:paragraph-properties/>
    </style:style>
    <style:style style:parent-style-name="762" style:display-name="T81" style:family="text" style:name="1056">
      <style:paragraph-properties/>
    </style:style>
    <style:style style:parent-style-name="762" style:display-name="T82" style:family="text" style:name="1057">
      <style:paragraph-properties/>
    </style:style>
    <style:style style:parent-style-name="762" style:display-name="T83" style:family="text" style:name="1058">
      <style:paragraph-properties/>
    </style:style>
    <style:style style:parent-style-name="762" style:display-name="T84" style:family="text" style:name="1059">
      <style:paragraph-properties/>
    </style:style>
    <style:style style:parent-style-name="762" style:display-name="T85" style:family="text" style:name="1060">
      <style:paragraph-properties/>
    </style:style>
    <style:style style:parent-style-name="762" style:display-name="T86" style:family="text" style:name="1061">
      <style:paragraph-properties/>
    </style:style>
    <style:style style:parent-style-name="762" style:display-name="T87" style:family="text" style:name="1062">
      <style:paragraph-properties/>
    </style:style>
    <style:style style:parent-style-name="762" style:display-name="T88" style:family="text" style:name="1063">
      <style:paragraph-properties/>
    </style:style>
    <style:style style:parent-style-name="762" style:display-name="T89" style:family="text" style:name="1064">
      <style:paragraph-properties/>
    </style:style>
    <style:style style:parent-style-name="762" style:display-name="T90" style:family="text" style:name="1065">
      <style:paragraph-properties/>
    </style:style>
    <style:style style:parent-style-name="762" style:display-name="T91" style:family="text" style:name="1066">
      <style:paragraph-properties/>
    </style:style>
    <style:style style:parent-style-name="762" style:display-name="T92" style:family="text" style:name="1067">
      <style:paragraph-properties/>
    </style:style>
    <style:style style:parent-style-name="762" style:display-name="T93" style:family="text" style:name="1068">
      <style:paragraph-properties/>
    </style:style>
    <style:style style:parent-style-name="762" style:display-name="T94" style:family="text" style:name="1069">
      <style:paragraph-properties/>
    </style:style>
    <style:style style:parent-style-name="762" style:display-name="T95" style:family="text" style:name="1070">
      <style:paragraph-properties/>
    </style:style>
    <style:style style:parent-style-name="762" style:display-name="T96" style:family="text" style:name="1071">
      <style:paragraph-properties/>
    </style:style>
    <style:style style:parent-style-name="762" style:display-name="T97" style:family="text" style:name="1072">
      <style:paragraph-properties/>
    </style:style>
    <style:style style:parent-style-name="762" style:display-name="T98" style:family="text" style:name="1073">
      <style:paragraph-properties/>
    </style:style>
    <style:style style:parent-style-name="762" style:display-name="T99" style:family="text" style:name="1074">
      <style:paragraph-properties/>
    </style:style>
    <style:style style:parent-style-name="762" style:display-name="T100" style:family="text" style:name="1075">
      <style:paragraph-properties/>
    </style:style>
    <style:style style:parent-style-name="762" style:display-name="T101" style:family="text" style:name="1076">
      <style:paragraph-properties/>
    </style:style>
    <style:style style:parent-style-name="762" style:display-name="T102" style:family="text" style:name="1077">
      <style:paragraph-properties/>
    </style:style>
    <style:style style:parent-style-name="762" style:display-name="T103" style:family="text" style:name="1078">
      <style:paragraph-properties/>
    </style:style>
    <style:style style:parent-style-name="762" style:display-name="T104" style:family="text" style:name="1079">
      <style:paragraph-properties/>
    </style:style>
    <style:style style:parent-style-name="762" style:display-name="T105" style:family="text" style:name="1080">
      <style:paragraph-properties/>
    </style:style>
    <style:style style:parent-style-name="762" style:display-name="T106" style:family="text" style:name="1081">
      <style:paragraph-properties/>
    </style:style>
    <style:style style:parent-style-name="762" style:display-name="T107" style:family="text" style:name="1082">
      <style:paragraph-properties/>
    </style:style>
    <style:style style:parent-style-name="762" style:display-name="T108" style:family="text" style:name="1083">
      <style:paragraph-properties/>
    </style:style>
    <style:style style:parent-style-name="762" style:display-name="T109" style:family="text" style:name="1084">
      <style:paragraph-properties/>
    </style:style>
    <style:style style:parent-style-name="762" style:display-name="T110" style:family="text" style:name="1085">
      <style:paragraph-properties/>
    </style:style>
    <style:style style:parent-style-name="762" style:display-name="T111" style:family="text" style:name="1086">
      <style:paragraph-properties/>
    </style:style>
    <style:style style:parent-style-name="762" style:display-name="T112" style:family="text" style:name="1087">
      <style:paragraph-properties/>
    </style:style>
    <style:style style:parent-style-name="762" style:display-name="T113" style:family="text" style:name="1088">
      <style:paragraph-properties/>
    </style:style>
    <style:style style:parent-style-name="762" style:display-name="T114" style:family="text" style:name="1089">
      <style:paragraph-properties/>
    </style:style>
    <style:style style:parent-style-name="762" style:display-name="T115" style:family="text" style:name="1090">
      <style:paragraph-properties/>
    </style:style>
    <style:style style:parent-style-name="762" style:display-name="T116" style:family="text" style:name="1091">
      <style:paragraph-properties/>
    </style:style>
    <style:style style:parent-style-name="762" style:display-name="T117" style:family="text" style:name="1092">
      <style:paragraph-properties/>
    </style:style>
    <style:style style:parent-style-name="762" style:display-name="T118" style:family="text" style:name="1093">
      <style:paragraph-properties/>
    </style:style>
    <style:style style:parent-style-name="762" style:display-name="T119" style:family="text" style:name="1094">
      <style:paragraph-properties/>
    </style:style>
    <style:style style:parent-style-name="762" style:display-name="T120" style:family="text" style:name="1095">
      <style:paragraph-properties/>
    </style:style>
    <style:style style:parent-style-name="762" style:display-name="T121" style:family="text" style:name="1096">
      <style:paragraph-properties/>
    </style:style>
    <style:style style:parent-style-name="762" style:display-name="T122" style:family="text" style:name="1097">
      <style:paragraph-properties/>
    </style:style>
    <style:style style:parent-style-name="762" style:display-name="T123" style:family="text" style:name="1098">
      <style:paragraph-properties/>
    </style:style>
    <style:style style:parent-style-name="762" style:display-name="T124" style:family="text" style:name="1099">
      <style:paragraph-properties/>
    </style:style>
    <style:style style:parent-style-name="762" style:display-name="T125" style:family="text" style:name="1100">
      <style:paragraph-properties/>
    </style:style>
    <style:style style:parent-style-name="762" style:display-name="T126" style:family="text" style:name="1101">
      <style:paragraph-properties/>
    </style:style>
    <style:style style:parent-style-name="762" style:display-name="T127" style:family="text" style:name="1102">
      <style:paragraph-properties/>
      <style:text-properties fo:font-family="StarSymbol" style:font-family-complex="StarSymbol"/>
    </style:style>
    <style:style style:parent-style-name="762" style:display-name="T128" style:family="text" style:name="1103">
      <style:paragraph-properties/>
    </style:style>
    <style:style style:parent-style-name="762" style:display-name="T129" style:family="text" style:name="1104">
      <style:paragraph-properties/>
    </style:style>
    <style:style style:parent-style-name="762" style:display-name="T130" style:family="text" style:name="1105">
      <style:paragraph-properties/>
    </style:style>
    <style:style style:parent-style-name="762" style:display-name="T131" style:family="text" style:name="1106">
      <style:paragraph-properties/>
    </style:style>
    <style:style style:parent-style-name="762" style:display-name="T132" style:family="text" style:name="1107">
      <style:paragraph-properties/>
    </style:style>
    <style:style style:parent-style-name="762" style:display-name="T133" style:family="text" style:name="1108">
      <style:paragraph-properties/>
    </style:style>
    <style:style style:parent-style-name="762" style:display-name="T134" style:family="text" style:name="1109">
      <style:paragraph-properties/>
    </style:style>
    <style:style style:parent-style-name="762" style:display-name="T135" style:family="text" style:name="1110">
      <style:paragraph-properties/>
    </style:style>
    <style:style style:parent-style-name="762" style:display-name="T136" style:family="text" style:name="1111">
      <style:paragraph-properties/>
      <style:text-properties fo:font-family="StarSymbol" style:font-family-complex="StarSymbol"/>
    </style:style>
    <style:style style:parent-style-name="762" style:display-name="T137" style:family="text" style:name="1112">
      <style:paragraph-properties/>
    </style:style>
    <style:style style:parent-style-name="762" style:display-name="T138" style:family="text" style:name="1113">
      <style:paragraph-properties/>
    </style:style>
    <style:style style:parent-style-name="762" style:display-name="T139" style:family="text" style:name="1114">
      <style:paragraph-properties/>
    </style:style>
    <style:style style:parent-style-name="762" style:display-name="T140" style:family="text" style:name="1115">
      <style:paragraph-properties/>
    </style:style>
    <style:style style:parent-style-name="762" style:display-name="T141" style:family="text" style:name="1116">
      <style:paragraph-properties/>
    </style:style>
    <style:style style:parent-style-name="762" style:display-name="T142" style:family="text" style:name="1117">
      <style:paragraph-properties/>
    </style:style>
    <style:style style:parent-style-name="762" style:display-name="T143" style:family="text" style:name="1118">
      <style:paragraph-properties/>
    </style:style>
    <style:style style:parent-style-name="762" style:display-name="T144" style:family="text" style:name="1119">
      <style:paragraph-properties/>
    </style:style>
    <style:style style:parent-style-name="762" style:display-name="T145" style:family="text" style:name="1120">
      <style:paragraph-properties/>
      <style:text-properties fo:font-family="OpenSymbol" style:font-family-complex="OpenSymbol"/>
    </style:style>
    <style:style style:parent-style-name="762" style:display-name="T146" style:family="text" style:name="1121">
      <style:paragraph-properties/>
      <style:text-properties fo:font-family="OpenSymbol" style:font-family-complex="OpenSymbol"/>
    </style:style>
    <style:style style:parent-style-name="762" style:display-name="T147" style:family="text" style:name="1122">
      <style:paragraph-properties/>
      <style:text-properties fo:font-family="OpenSymbol" style:font-family-complex="OpenSymbol"/>
    </style:style>
    <style:style style:parent-style-name="762" style:display-name="T148" style:family="text" style:name="1123">
      <style:paragraph-properties/>
      <style:text-properties fo:font-family="OpenSymbol" style:font-family-complex="OpenSymbol"/>
    </style:style>
    <style:style style:parent-style-name="762" style:display-name="T149" style:family="text" style:name="1124">
      <style:paragraph-properties/>
      <style:text-properties fo:font-family="OpenSymbol" style:font-family-complex="OpenSymbol"/>
    </style:style>
    <style:style style:parent-style-name="762" style:display-name="T150" style:family="text" style:name="1125">
      <style:paragraph-properties/>
      <style:text-properties fo:font-family="OpenSymbol" style:font-family-complex="OpenSymbol"/>
    </style:style>
    <style:style style:parent-style-name="762" style:display-name="T151" style:family="text" style:name="1126">
      <style:paragraph-properties/>
      <style:text-properties fo:font-family="OpenSymbol" style:font-family-complex="OpenSymbol"/>
    </style:style>
    <style:style style:parent-style-name="762" style:display-name="T152" style:family="text" style:name="1127">
      <style:paragraph-properties/>
      <style:text-properties fo:font-family="OpenSymbol" style:font-family-complex="OpenSymbol"/>
    </style:style>
    <style:style style:parent-style-name="762" style:display-name="T153" style:family="text" style:name="1128">
      <style:paragraph-properties/>
      <style:text-properties fo:font-family="OpenSymbol" style:font-family-complex="OpenSymbol"/>
    </style:style>
    <style:style style:parent-style-name="762" style:display-name="T154" style:family="text" style:name="1129">
      <style:paragraph-properties/>
    </style:style>
    <style:style style:parent-style-name="762" style:display-name="T155" style:family="text" style:name="1130">
      <style:paragraph-properties/>
    </style:style>
    <style:style style:parent-style-name="762" style:display-name="T156" style:family="text" style:name="1131">
      <style:paragraph-properties/>
    </style:style>
    <style:style style:parent-style-name="762" style:display-name="T157" style:family="text" style:name="1132">
      <style:paragraph-properties/>
    </style:style>
    <style:style style:parent-style-name="762" style:display-name="T158" style:family="text" style:name="1133">
      <style:paragraph-properties/>
    </style:style>
    <style:style style:parent-style-name="762" style:display-name="T159" style:family="text" style:name="1134">
      <style:paragraph-properties/>
    </style:style>
    <style:style style:parent-style-name="762" style:display-name="T160" style:family="text" style:name="1135">
      <style:paragraph-properties/>
    </style:style>
    <style:style style:parent-style-name="762" style:display-name="T161" style:family="text" style:name="1136">
      <style:paragraph-properties/>
    </style:style>
    <style:style style:parent-style-name="762" style:display-name="T162" style:family="text" style:name="1137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 fo:font-family="StarSymbol" style:font-family-complex="StarSymbol"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 fo:font-family="StarSymbol" style:font-family-complex="StarSymbol"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 fo:font-family="OpenSymbol" style:font-family-complex="OpenSymbol"/>
    </style:style>
    <style:style style:family="text" style:name="T146">
      <style:text-properties fo:font-family="OpenSymbol" style:font-family-complex="OpenSymbol"/>
    </style:style>
    <style:style style:family="text" style:name="T147">
      <style:text-properties fo:font-family="OpenSymbol" style:font-family-complex="OpenSymbol"/>
    </style:style>
    <style:style style:family="text" style:name="T148">
      <style:text-properties fo:font-family="OpenSymbol" style:font-family-complex="OpenSymbol"/>
    </style:style>
    <style:style style:family="text" style:name="T149">
      <style:text-properties fo:font-family="OpenSymbol" style:font-family-complex="OpenSymbol"/>
    </style:style>
    <style:style style:family="text" style:name="T150">
      <style:text-properties fo:font-family="OpenSymbol" style:font-family-complex="OpenSymbol"/>
    </style:style>
    <style:style style:family="text" style:name="T151">
      <style:text-properties fo:font-family="OpenSymbol" style:font-family-complex="OpenSymbol"/>
    </style:style>
    <style:style style:family="text" style:name="T152">
      <style:text-properties fo:font-family="OpenSymbol" style:font-family-complex="OpenSymbol"/>
    </style:style>
    <style:style style:family="text" style:name="T153">
      <style:text-properties fo:font-family="OpenSymbol" style:font-family-complex="OpenSymbol"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text:list-style style:name="WWNum1">
      <text:list-level-style-bullet text:level="1" text:style-name="T1" text:bullet-char="%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%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%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%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%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%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%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%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%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11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12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13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14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15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16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17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18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3" text:style-name="T21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22" text:display-levels="4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5" text:style-name="T23" text:display-levels="5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6" text:style-name="T24" text:display-levels="6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7" text:style-name="T25" text:display-levels="7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8" text:style-name="T26" text:display-levels="8" style:num-format="1" style:num-suffix=".">
        <style:list-level-properties text:list-level-position-and-space-mode="label-alignment">
          <style:list-level-label-alignment fo:text-indent="-3.175cm" fo:margin-left="3.175cm"/>
        </style:list-level-properties>
        <style:text-properties/>
      </text:list-level-style-number>
      <text:list-level-style-number text:level="9" text:style-name="T27" text:display-levels="9" style:num-format="1" style:num-suffix=".">
        <style:list-level-properties text:list-level-position-and-space-mode="label-alignment">
          <style:list-level-label-alignment fo:text-indent="-3.81cm" fo:margin-left="3.81cm"/>
        </style:list-level-properties>
        <style:text-properties/>
      </text:list-level-style-number>
    </text:list-style>
    <text:list-style style:name="WWNum4">
      <text:list-level-style-bullet text:level="1" text:style-name="T28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9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0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31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32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33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34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35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36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47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48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49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50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51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52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53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54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56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57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58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59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60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61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62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63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8">
      <text:list-level-style-bullet text:level="1" text:style-name="T6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6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6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6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6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7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7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9">
      <text:list-level-style-number text:level="1" text:style-name="T73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74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75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76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77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78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79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80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81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83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84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85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86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87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88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89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90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92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93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94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95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96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97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98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99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prefix=" ">
        <style:list-level-properties text:list-level-position-and-space-mode="label-alignment">
          <style:list-level-label-alignment text:list-tab-stop-position="0.7003cm" fo:text-indent="-0.7003cm" fo:margin-left="1.33cm"/>
        </style:list-level-properties>
        <style:text-properties/>
      </text:list-level-style-number>
      <text:list-level-style-number text:level="2" text:style-name="T101" text:display-levels="2" style:num-format="1" style:num-prefix=" " style:num-suffix=".">
        <style:list-level-properties text:list-level-position-and-space-mode="label-alignment">
          <style:list-level-label-alignment text:list-tab-stop-position="1.401cm" fo:text-indent="-0.7003cm" fo:margin-left="2.03cm"/>
        </style:list-level-properties>
        <style:text-properties/>
      </text:list-level-style-number>
      <text:list-level-style-number text:level="3" text:style-name="T102" text:display-levels="3" style:num-format="1" style:num-prefix=" " style:num-suffix=".">
        <style:list-level-properties text:list-level-position-and-space-mode="label-alignment">
          <style:list-level-label-alignment text:list-tab-stop-position="2.101cm" fo:text-indent="-0.7003cm" fo:margin-left="2.731cm"/>
        </style:list-level-properties>
        <style:text-properties/>
      </text:list-level-style-number>
      <text:list-level-style-number text:level="4" text:style-name="T103" text:display-levels="4" style:num-format="1" style:num-prefix=" " style:num-suffix=".">
        <style:list-level-properties text:list-level-position-and-space-mode="label-alignment">
          <style:list-level-label-alignment text:list-tab-stop-position="2.801cm" fo:text-indent="-0.7003cm" fo:margin-left="3.431cm"/>
        </style:list-level-properties>
        <style:text-properties/>
      </text:list-level-style-number>
      <text:list-level-style-number text:level="5" text:style-name="T104" text:display-levels="5" style:num-format="1" style:num-prefix=" " style:num-suffix=".">
        <style:list-level-properties text:list-level-position-and-space-mode="label-alignment">
          <style:list-level-label-alignment text:list-tab-stop-position="3.502cm" fo:text-indent="-0.7003cm" fo:margin-left="4.131cm"/>
        </style:list-level-properties>
        <style:text-properties/>
      </text:list-level-style-number>
      <text:list-level-style-number text:level="6" text:style-name="T105" text:display-levels="6" style:num-format="1" style:num-prefix=" " style:num-suffix=".">
        <style:list-level-properties text:list-level-position-and-space-mode="label-alignment">
          <style:list-level-label-alignment text:list-tab-stop-position="4.2cm" fo:text-indent="-0.7003cm" fo:margin-left="4.83cm"/>
        </style:list-level-properties>
        <style:text-properties/>
      </text:list-level-style-number>
      <text:list-level-style-number text:level="7" text:style-name="T106" text:display-levels="7" style:num-format="1" style:num-prefix=" " style:num-suffix=".">
        <style:list-level-properties text:list-level-position-and-space-mode="label-alignment">
          <style:list-level-label-alignment text:list-tab-stop-position="4.9cm" fo:text-indent="-0.7003cm" fo:margin-left="5.53cm"/>
        </style:list-level-properties>
        <style:text-properties/>
      </text:list-level-style-number>
      <text:list-level-style-number text:level="8" text:style-name="T107" text:display-levels="8" style:num-format="1" style:num-prefix=" " style:num-suffix=".">
        <style:list-level-properties text:list-level-position-and-space-mode="label-alignment">
          <style:list-level-label-alignment text:list-tab-stop-position="5.601cm" fo:text-indent="-0.7003cm" fo:margin-left="6.23cm"/>
        </style:list-level-properties>
        <style:text-properties/>
      </text:list-level-style-number>
      <text:list-level-style-number text:level="9" text:style-name="T108" text:display-levels="9" style:num-format="1" style:num-prefix=" " style:num-suffix=".">
        <style:list-level-properties text:list-level-position-and-space-mode="label-alignment">
          <style:list-level-label-alignment text:list-tab-stop-position="6.301cm" fo:text-indent="-0.7003cm" fo:margin-left="6.931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5">
      <text:list-level-style-bullet text:level="1" text:style-name="T127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Symbol" style:font-family-complex="StarSymbol"/>
      </text:list-level-style-bullet>
      <text:list-level-style-number text:level="2" text:style-name="T12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2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6">
      <text:list-level-style-bullet text:level="1" text:style-name="T136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Symbol" style:font-family-complex="StarSymbol"/>
      </text:list-level-style-bullet>
      <text:list-level-style-number text:level="2" text:style-name="T13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4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4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4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4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7">
      <text:list-level-style-bullet text:level="1" text:style-name="T145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146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147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148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149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150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151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152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153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18">
      <text:list-level-style-bullet text:level="1" text:style-name="T15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5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5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5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5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6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6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51cm" fo:margin-bottom="1.249cm" fo:margin-left="3.001cm" fo:margin-right="3.001cm"/>
    </style:page-layout>
    <style:page-layout style:name="Mpm2">
      <style:page-layout-properties fo:page-width="21cm" fo:page-height="29.7cm" style:print-orientation="portrait" fo:margin-top="1.251cm" fo:margin-bottom="1.249cm" fo:margin-left="3.001cm" fo:margin-right="3.001cm"/>
    </style:page-layout>
    <style:page-layout style:name="Mpm3">
      <style:page-layout-properties fo:page-width="21cm" fo:page-height="29.7cm" style:print-orientation="portrait" fo:margin-top="1.251cm" fo:margin-bottom="1.249cm" fo:margin-left="3.001cm" fo:margin-right="3.001cm"/>
    </style:page-layout>
    <style:page-layout style:name="Mpm4">
      <style:page-layout-properties fo:page-width="21cm" fo:page-height="29.7cm" style:print-orientation="portrait" fo:margin-top="1.251cm" fo:margin-bottom="1.249cm" fo:margin-left="3.001cm" fo:margin-right="3.001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25-10-01T07:16:21Z</meta:creation-date>
    <dc:title>nome tarefa</dc:title>
    <meta:user-defined meta:name="AppVersion" meta:value-type="string">16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